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4" table:default-cell-style-name="Default"/>
        <table:table-column table:style-name="co1" table:default-cell-style-name="ce3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-239.5" calcext:value-type="float">
            <text:p>-2.40E+02</text:p>
          </table:table-cell>
          <table:table-cell office:value-type="float" office:value="179.2" calcext:value-type="float">
            <text:p>1.79E+02</text:p>
          </table:table-cell>
          <table:table-cell office:value-type="float" office:value="-1.337" calcext:value-type="float">
            <text:p>-1.337</text:p>
          </table:table-cell>
          <table:table-cell office:value-type="float" office:value="0.181767" calcext:value-type="float">
            <text:p>0.181767</text:p>
          </table:table-cell>
          <table:table-cell table:number-columns-repeated="2"/>
          <table:table-cell table:formula="of:=[.E2]=[.$E$8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28.63" calcext:value-type="float">
            <text:p>2.86E+01</text:p>
          </table:table-cell>
          <table:table-cell office:value-type="float" office:value="59.56" calcext:value-type="float">
            <text:p>5.96E+01</text:p>
          </table:table-cell>
          <table:table-cell office:value-type="float" office:value="0.481" calcext:value-type="float">
            <text:p>0.481</text:p>
          </table:table-cell>
          <table:table-cell office:value-type="float" office:value="0.630842" calcext:value-type="float">
            <text:p>0.630842</text:p>
          </table:table-cell>
          <table:table-cell table:number-columns-repeated="2"/>
          <table:table-cell table:formula="of:=[.E3]=[.$E$8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agriculture</text:p>
          </table:table-cell>
          <table:table-cell office:value-type="float" office:value="3.243" calcext:value-type="float">
            <text:p>3.24E+00</text:p>
          </table:table-cell>
          <table:table-cell office:value-type="float" office:value="2.611" calcext:value-type="float">
            <text:p>2.61E+00</text:p>
          </table:table-cell>
          <table:table-cell office:value-type="float" office:value="1.242" calcext:value-type="float">
            <text:p>1.242</text:p>
          </table:table-cell>
          <table:table-cell office:value-type="float" office:value="0.214603" calcext:value-type="float">
            <text:p>0.214603</text:p>
          </table:table-cell>
          <table:table-cell table:number-columns-repeated="2"/>
          <table:table-cell table:formula="of:=[.E4]=[.$E$8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62.26" calcext:value-type="float">
            <text:p>6.23E+01</text:p>
          </table:table-cell>
          <table:table-cell office:value-type="float" office:value="9.854" calcext:value-type="float">
            <text:p>9.85E+00</text:p>
          </table:table-cell>
          <table:table-cell office:value-type="float" office:value="6.318" calcext:value-type="float">
            <text:p>6.318</text:p>
          </table:table-cell>
          <table:table-cell table:style-name="ce2" office:value-type="float" office:value="0.000000000458" calcext:value-type="float">
            <text:p>4.58E-10</text:p>
          </table:table-cell>
          <table:table-cell office:value-type="string" calcext:value-type="string">
            <text:p>***</text:p>
          </table:table-cell>
          <table:table-cell/>
          <table:table-cell table:formula="of:=[.E5]=[.$E$8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ocial</text:p>
          </table:table-cell>
          <table:table-cell office:value-type="float" office:value="5.238" calcext:value-type="float">
            <text:p>5.24E+00</text:p>
          </table:table-cell>
          <table:table-cell office:value-type="float" office:value="1.385" calcext:value-type="float">
            <text:p>1.39E+00</text:p>
          </table:table-cell>
          <table:table-cell office:value-type="float" office:value="3.781" calcext:value-type="float">
            <text:p>3.781</text:p>
          </table:table-cell>
          <table:table-cell office:value-type="float" office:value="0.000169" calcext:value-type="float">
            <text:p>0.000169</text:p>
          </table:table-cell>
          <table:table-cell office:value-type="string" calcext:value-type="string">
            <text:p>***</text:p>
          </table:table-cell>
          <table:table-cell/>
          <table:table-cell table:formula="of:=[.E6]=[.$E$8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9.14" calcext:value-type="float">
            <text:p>1.91E+01</text:p>
          </table:table-cell>
          <table:table-cell office:value-type="float" office:value="5.726" calcext:value-type="float">
            <text:p>5.73E+00</text:p>
          </table:table-cell>
          <table:table-cell office:value-type="float" office:value="3.343" calcext:value-type="float">
            <text:p>3.343</text:p>
          </table:table-cell>
          <table:table-cell office:value-type="float" office:value="0.000871" calcext:value-type="float">
            <text:p>0.000871</text:p>
          </table:table-cell>
          <table:table-cell office:value-type="string" calcext:value-type="string">
            <text:p>***</text:p>
          </table:table-cell>
          <table:table-cell/>
          <table:table-cell table:formula="of:=[.E7]=[.$E$8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manufacturing</text:p>
          </table:table-cell>
          <table:table-cell office:value-type="float" office:value="2.456" calcext:value-type="float">
            <text:p>2.46E+00</text:p>
          </table:table-cell>
          <table:table-cell office:value-type="float" office:value="0.9079" calcext:value-type="float">
            <text:p>9.08E-01</text:p>
          </table:table-cell>
          <table:table-cell office:value-type="float" office:value="2.705" calcext:value-type="float">
            <text:p>2.705</text:p>
          </table:table-cell>
          <table:table-cell office:value-type="float" office:value="0.006993" calcext:value-type="float">
            <text:p>0.006993</text:p>
          </table:table-cell>
          <table:table-cell office:value-type="string" calcext:value-type="string">
            <text:p>**</text:p>
          </table:table-cell>
          <table:table-cell/>
          <table:table-cell table:formula="of:=[.E8]=[.$E$8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5.882" calcext:value-type="float">
            <text:p>-5.88E+00</text:p>
          </table:table-cell>
          <table:table-cell office:value-type="float" office:value="3.325" calcext:value-type="float">
            <text:p>3.33E+00</text:p>
          </table:table-cell>
          <table:table-cell office:value-type="float" office:value="-1.769" calcext:value-type="float">
            <text:p>-1.769</text:p>
          </table:table-cell>
          <table:table-cell office:value-type="float" office:value="0.077293" calcext:value-type="float">
            <text:p>0.077293</text:p>
          </table:table-cell>
          <table:table-cell office:value-type="string" calcext:value-type="string">
            <text:p>.</text:p>
          </table:table-cell>
          <table:table-cell/>
          <table:table-cell table:formula="of:=[.E9]=[.$E$8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18.54" calcext:value-type="float">
            <text:p>1.85E+01</text:p>
          </table:table-cell>
          <table:table-cell office:value-type="float" office:value="5.589" calcext:value-type="float">
            <text:p>5.59E+00</text:p>
          </table:table-cell>
          <table:table-cell office:value-type="float" office:value="3.318" calcext:value-type="float">
            <text:p>3.318</text:p>
          </table:table-cell>
          <table:table-cell office:value-type="float" office:value="0.000953" calcext:value-type="float">
            <text:p>0.000953</text:p>
          </table:table-cell>
          <table:table-cell office:value-type="string" calcext:value-type="string">
            <text:p>***</text:p>
          </table:table-cell>
          <table:table-cell/>
          <table:table-cell table:formula="of:=[.E10]=[.$E$8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304" calcext:value-type="float">
            <text:p>-1.30E-02</text:p>
          </table:table-cell>
          <table:table-cell office:value-type="float" office:value="0.004875" calcext:value-type="float">
            <text:p>4.88E-03</text:p>
          </table:table-cell>
          <table:table-cell office:value-type="float" office:value="-2.675" calcext:value-type="float">
            <text:p>-2.675</text:p>
          </table:table-cell>
          <table:table-cell office:value-type="float" office:value="0.00763" calcext:value-type="float">
            <text:p>0.00763</text:p>
          </table:table-cell>
          <table:table-cell office:value-type="string" calcext:value-type="string">
            <text:p>**</text:p>
          </table:table-cell>
          <table:table-cell/>
          <table:table-cell table:formula="of:=[.E11]=[.$E$8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public_transp</text:p>
          </table:table-cell>
          <table:table-cell office:value-type="float" office:value="-42.31" calcext:value-type="float">
            <text:p>-4.23E+01</text:p>
          </table:table-cell>
          <table:table-cell office:value-type="float" office:value="13.49" calcext:value-type="float">
            <text:p>1.35E+01</text:p>
          </table:table-cell>
          <table:table-cell office:value-type="float" office:value="-3.135" calcext:value-type="float">
            <text:p>-3.135</text:p>
          </table:table-cell>
          <table:table-cell office:value-type="float" office:value="0.001785" calcext:value-type="float">
            <text:p>0.001785</text:p>
          </table:table-cell>
          <table:table-cell office:value-type="string" calcext:value-type="string">
            <text:p>**</text:p>
          </table:table-cell>
          <table:table-cell/>
          <table:table-cell table:formula="of:=[.E12]=[.$E$8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</text:p>
          </table:table-cell>
          <table:table-cell office:value-type="float" office:value="-0.0003488" calcext:value-type="float">
            <text:p>-3.49E-04</text:p>
          </table:table-cell>
          <table:table-cell office:value-type="float" office:value="0.00007362" calcext:value-type="float">
            <text:p>7.36E-05</text:p>
          </table:table-cell>
          <table:table-cell office:value-type="float" office:value="-4.738" calcext:value-type="float">
            <text:p>-4.738</text:p>
          </table:table-cell>
          <table:table-cell table:style-name="ce2" office:value-type="float" office:value="0.00000259" calcext:value-type="float">
            <text:p>2.59E-06</text:p>
          </table:table-cell>
          <table:table-cell office:value-type="string" calcext:value-type="string">
            <text:p>***</text:p>
          </table:table-cell>
          <table:table-cell/>
          <table:table-cell table:formula="of:=[.E13]=[.$E$8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_65_plus</text:p>
          </table:table-cell>
          <table:table-cell office:value-type="float" office:value="2.447" calcext:value-type="float">
            <text:p>2.45E+00</text:p>
          </table:table-cell>
          <table:table-cell office:value-type="float" office:value="2.554" calcext:value-type="float">
            <text:p>2.55E+00</text:p>
          </table:table-cell>
          <table:table-cell office:value-type="float" office:value="0.958" calcext:value-type="float">
            <text:p>0.958</text:p>
          </table:table-cell>
          <table:table-cell office:value-type="float" office:value="0.338374" calcext:value-type="float">
            <text:p>0.338374</text:p>
          </table:table-cell>
          <table:table-cell table:number-columns-repeated="2"/>
          <table:table-cell table:formula="of:=[.E14]=[.$E$8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0.0151" calcext:value-type="float">
            <text:p>1.51E-02</text:p>
          </table:table-cell>
          <table:table-cell office:value-type="float" office:value="0.7292" calcext:value-type="float">
            <text:p>7.29E-01</text:p>
          </table:table-cell>
          <table:table-cell office:value-type="float" office:value="0.021" calcext:value-type="float">
            <text:p>0.021</text:p>
          </table:table-cell>
          <table:table-cell office:value-type="float" office:value="0.983484" calcext:value-type="float">
            <text:p>0.983484</text:p>
          </table:table-cell>
          <table:table-cell table:number-columns-repeated="2"/>
          <table:table-cell table:formula="of:=[.E15]=[.$E$89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0.00004424" calcext:value-type="float">
            <text:p>4.42E-05</text:p>
          </table:table-cell>
          <table:table-cell office:value-type="float" office:value="0.00002403" calcext:value-type="float">
            <text:p>2.40E-05</text:p>
          </table:table-cell>
          <table:table-cell office:value-type="float" office:value="1.841" calcext:value-type="float">
            <text:p>1.841</text:p>
          </table:table-cell>
          <table:table-cell office:value-type="float" office:value="0.066027" calcext:value-type="float">
            <text:p>0.066027</text:p>
          </table:table-cell>
          <table:table-cell office:value-type="string" calcext:value-type="string">
            <text:p>.</text:p>
          </table:table-cell>
          <table:table-cell/>
          <table:table-cell table:formula="of:=[.E16]=[.$E$8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03217" calcext:value-type="float">
            <text:p>3.22E-05</text:p>
          </table:table-cell>
          <table:table-cell office:value-type="float" office:value="0.00003008" calcext:value-type="float">
            <text:p>3.01E-05</text:p>
          </table:table-cell>
          <table:table-cell office:value-type="float" office:value="1.07" calcext:value-type="float">
            <text:p>1.07</text:p>
          </table:table-cell>
          <table:table-cell office:value-type="float" office:value="0.285161" calcext:value-type="float">
            <text:p>0.285161</text:p>
          </table:table-cell>
          <table:table-cell table:number-columns-repeated="2"/>
          <table:table-cell table:formula="of:=[.E17]=[.$E$8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n_plus</text:p>
          </table:table-cell>
          <table:table-cell office:value-type="float" office:value="-9.819" calcext:value-type="float">
            <text:p>-9.82E+00</text:p>
          </table:table-cell>
          <table:table-cell office:value-type="float" office:value="3.739" calcext:value-type="float">
            <text:p>3.74E+00</text:p>
          </table:table-cell>
          <table:table-cell office:value-type="float" office:value="-2.626" calcext:value-type="float">
            <text:p>-2.626</text:p>
          </table:table-cell>
          <table:table-cell office:value-type="float" office:value="0.008815" calcext:value-type="float">
            <text:p>0.008815</text:p>
          </table:table-cell>
          <table:table-cell office:value-type="string" calcext:value-type="string">
            <text:p>**</text:p>
          </table:table-cell>
          <table:table-cell/>
          <table:table-cell table:formula="of:=[.E18]=[.$E$8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office:value-type="float" office:value="-1.305" calcext:value-type="float">
            <text:p>-1.31E+00</text:p>
          </table:table-cell>
          <table:table-cell office:value-type="float" office:value="0.9197" calcext:value-type="float">
            <text:p>9.20E-01</text:p>
          </table:table-cell>
          <table:table-cell office:value-type="float" office:value="-1.419" calcext:value-type="float">
            <text:p>-1.419</text:p>
          </table:table-cell>
          <table:table-cell office:value-type="float" office:value="0.156318" calcext:value-type="float">
            <text:p>0.156318</text:p>
          </table:table-cell>
          <table:table-cell table:number-columns-repeated="2"/>
          <table:table-cell table:formula="of:=[.E19]=[.$E$8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-0.1801" calcext:value-type="float">
            <text:p>-1.80E-01</text:p>
          </table:table-cell>
          <table:table-cell office:value-type="float" office:value="0.03633" calcext:value-type="float">
            <text:p>3.63E-02</text:p>
          </table:table-cell>
          <table:table-cell office:value-type="float" office:value="-4.958" calcext:value-type="float">
            <text:p>-4.958</text:p>
          </table:table-cell>
          <table:table-cell table:style-name="ce2" office:value-type="float" office:value="0.000000884" calcext:value-type="float">
            <text:p>8.84E-07</text:p>
          </table:table-cell>
          <table:table-cell office:value-type="string" calcext:value-type="string">
            <text:p>***</text:p>
          </table:table-cell>
          <table:table-cell/>
          <table:table-cell table:formula="of:=[.E20]=[.$E$8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13.43" calcext:value-type="float">
            <text:p>-1.34E+01</text:p>
          </table:table-cell>
          <table:table-cell office:value-type="float" office:value="2.731" calcext:value-type="float">
            <text:p>2.73E+00</text:p>
          </table:table-cell>
          <table:table-cell office:value-type="float" office:value="-4.915" calcext:value-type="float">
            <text:p>-4.915</text:p>
          </table:table-cell>
          <table:table-cell table:style-name="ce2" office:value-type="float" office:value="0.00000109" calcext:value-type="float">
            <text:p>1.09E-06</text:p>
          </table:table-cell>
          <table:table-cell office:value-type="string" calcext:value-type="string">
            <text:p>***</text:p>
          </table:table-cell>
          <table:table-cell/>
          <table:table-cell table:formula="of:=[.E21]=[.$E$8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4.581" calcext:value-type="float">
            <text:p>-4.58E+00</text:p>
          </table:table-cell>
          <table:table-cell office:value-type="float" office:value="1.798" calcext:value-type="float">
            <text:p>1.80E+00</text:p>
          </table:table-cell>
          <table:table-cell office:value-type="float" office:value="-2.548" calcext:value-type="float">
            <text:p>-2.548</text:p>
          </table:table-cell>
          <table:table-cell office:value-type="float" office:value="0.011052" calcext:value-type="float">
            <text:p>0.011052</text:p>
          </table:table-cell>
          <table:table-cell office:value-type="string" calcext:value-type="string">
            <text:p>*</text:p>
          </table:table-cell>
          <table:table-cell/>
          <table:table-cell table:formula="of:=[.E22]=[.$E$8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fam_poverty</text:p>
          </table:table-cell>
          <table:table-cell office:value-type="float" office:value="-3.397" calcext:value-type="float">
            <text:p>-3.40E+00</text:p>
          </table:table-cell>
          <table:table-cell office:value-type="float" office:value="1.693" calcext:value-type="float">
            <text:p>1.69E+00</text:p>
          </table:table-cell>
          <table:table-cell office:value-type="float" office:value="-2.006" calcext:value-type="float">
            <text:p>-2.006</text:p>
          </table:table-cell>
          <table:table-cell office:value-type="float" office:value="0.0452" calcext:value-type="float">
            <text:p>0.0452</text:p>
          </table:table-cell>
          <table:table-cell office:value-type="string" calcext:value-type="string">
            <text:p>*</text:p>
          </table:table-cell>
          <table:table-cell/>
          <table:table-cell table:formula="of:=[.E23]=[.$E$8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205" calcext:value-type="float">
            <text:p>3.21E-03</text:p>
          </table:table-cell>
          <table:table-cell office:value-type="float" office:value="0.001579" calcext:value-type="float">
            <text:p>1.58E-03</text:p>
          </table:table-cell>
          <table:table-cell office:value-type="float" office:value="2.03" calcext:value-type="float">
            <text:p>2.03</text:p>
          </table:table-cell>
          <table:table-cell office:value-type="float" office:value="0.042697" calcext:value-type="float">
            <text:p>0.042697</text:p>
          </table:table-cell>
          <table:table-cell office:value-type="string" calcext:value-type="string">
            <text:p>*</text:p>
          </table:table-cell>
          <table:table-cell/>
          <table:table-cell table:formula="of:=[.E24]=[.$E$8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14.73" calcext:value-type="float">
            <text:p>1.47E+01</text:p>
          </table:table-cell>
          <table:table-cell office:value-type="float" office:value="3.788" calcext:value-type="float">
            <text:p>3.79E+00</text:p>
          </table:table-cell>
          <table:table-cell office:value-type="float" office:value="3.889" calcext:value-type="float">
            <text:p>3.889</text:p>
          </table:table-cell>
          <table:table-cell office:value-type="float" office:value="0.00011" calcext:value-type="float">
            <text:p>0.00011</text:p>
          </table:table-cell>
          <table:table-cell office:value-type="string" calcext:value-type="string">
            <text:p>***</text:p>
          </table:table-cell>
          <table:table-cell/>
          <table:table-cell table:formula="of:=[.E25]=[.$E$8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1652" calcext:value-type="float">
            <text:p>-1.65E-05</text:p>
          </table:table-cell>
          <table:table-cell office:value-type="float" office:value="0.00000558" calcext:value-type="float">
            <text:p>5.58E-06</text:p>
          </table:table-cell>
          <table:table-cell office:value-type="float" office:value="-2.96" calcext:value-type="float">
            <text:p>-2.96</text:p>
          </table:table-cell>
          <table:table-cell office:value-type="float" office:value="0.003172" calcext:value-type="float">
            <text:p>0.003172</text:p>
          </table:table-cell>
          <table:table-cell office:value-type="string" calcext:value-type="string">
            <text:p>**</text:p>
          </table:table-cell>
          <table:table-cell/>
          <table:table-cell table:formula="of:=[.E26]=[.$E$8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ten_plus</text:p>
          </table:table-cell>
          <table:table-cell office:value-type="float" office:value="3.48" calcext:value-type="float">
            <text:p>3.48E+00</text:p>
          </table:table-cell>
          <table:table-cell office:value-type="float" office:value="1.087" calcext:value-type="float">
            <text:p>1.09E+00</text:p>
          </table:table-cell>
          <table:table-cell office:value-type="float" office:value="3.202" calcext:value-type="float">
            <text:p>3.202</text:p>
          </table:table-cell>
          <table:table-cell office:value-type="float" office:value="0.001424" calcext:value-type="float">
            <text:p>0.001424</text:p>
          </table:table-cell>
          <table:table-cell office:value-type="string" calcext:value-type="string">
            <text:p>**</text:p>
          </table:table-cell>
          <table:table-cell/>
          <table:table-cell table:formula="of:=[.E27]=[.$E$8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0.04721" calcext:value-type="float">
            <text:p>4.72E-02</text:p>
          </table:table-cell>
          <table:table-cell office:value-type="float" office:value="0.0122" calcext:value-type="float">
            <text:p>1.22E-02</text:p>
          </table:table-cell>
          <table:table-cell office:value-type="float" office:value="3.87" calcext:value-type="float">
            <text:p>3.87</text:p>
          </table:table-cell>
          <table:table-cell office:value-type="float" office:value="0.000118" calcext:value-type="float">
            <text:p>0.000118</text:p>
          </table:table-cell>
          <table:table-cell office:value-type="string" calcext:value-type="string">
            <text:p>***</text:p>
          </table:table-cell>
          <table:table-cell/>
          <table:table-cell table:formula="of:=[.E28]=[.$E$8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empl_professional</text:p>
          </table:table-cell>
          <table:table-cell office:value-type="float" office:value="0.3964" calcext:value-type="float">
            <text:p>3.96E-01</text:p>
          </table:table-cell>
          <table:table-cell office:value-type="float" office:value="0.2392" calcext:value-type="float">
            <text:p>2.39E-01</text:p>
          </table:table-cell>
          <table:table-cell office:value-type="float" office:value="1.657" calcext:value-type="float">
            <text:p>1.657</text:p>
          </table:table-cell>
          <table:table-cell office:value-type="float" office:value="0.09786" calcext:value-type="float">
            <text:p>0.09786</text:p>
          </table:table-cell>
          <table:table-cell office:value-type="string" calcext:value-type="string">
            <text:p>.</text:p>
          </table:table-cell>
          <table:table-cell/>
          <table:table-cell table:formula="of:=[.E29]=[.$E$8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population</text:p>
          </table:table-cell>
          <table:table-cell office:value-type="float" office:value="-0.000006237" calcext:value-type="float">
            <text:p>-6.24E-06</text:p>
          </table:table-cell>
          <table:table-cell office:value-type="float" office:value="0.00000245" calcext:value-type="float">
            <text:p>2.45E-06</text:p>
          </table:table-cell>
          <table:table-cell office:value-type="float" office:value="-2.545" calcext:value-type="float">
            <text:p>-2.545</text:p>
          </table:table-cell>
          <table:table-cell office:value-type="float" office:value="0.011117" calcext:value-type="float">
            <text:p>0.011117</text:p>
          </table:table-cell>
          <table:table-cell office:value-type="string" calcext:value-type="string">
            <text:p>*</text:p>
          </table:table-cell>
          <table:table-cell/>
          <table:table-cell table:formula="of:=[.E30]=[.$E$8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op_65_plus</text:p>
          </table:table-cell>
          <table:table-cell office:value-type="float" office:value="-0.2498" calcext:value-type="float">
            <text:p>-2.50E-01</text:p>
          </table:table-cell>
          <table:table-cell office:value-type="float" office:value="0.1407" calcext:value-type="float">
            <text:p>1.41E-01</text:p>
          </table:table-cell>
          <table:table-cell office:value-type="float" office:value="-1.775" calcext:value-type="float">
            <text:p>-1.775</text:p>
          </table:table-cell>
          <table:table-cell office:value-type="float" office:value="0.076359" calcext:value-type="float">
            <text:p>0.076359</text:p>
          </table:table-cell>
          <table:table-cell office:value-type="string" calcext:value-type="string">
            <text:p>.</text:p>
          </table:table-cell>
          <table:table-cell/>
          <table:table-cell table:formula="of:=[.E31]=[.$E$8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intl_passengers</text:p>
          </table:table-cell>
          <table:table-cell office:value-type="float" office:value="-0.00000337" calcext:value-type="float">
            <text:p>-3.37E-06</text:p>
          </table:table-cell>
          <table:table-cell office:value-type="float" office:value="0.000001235" calcext:value-type="float">
            <text:p>1.24E-06</text:p>
          </table:table-cell>
          <table:table-cell office:value-type="float" office:value="-2.728" calcext:value-type="float">
            <text:p>-2.728</text:p>
          </table:table-cell>
          <table:table-cell office:value-type="float" office:value="0.006518" calcext:value-type="float">
            <text:p>0.006518</text:p>
          </table:table-cell>
          <table:table-cell office:value-type="string" calcext:value-type="string">
            <text:p>**</text:p>
          </table:table-cell>
          <table:table-cell/>
          <table:table-cell table:formula="of:=[.E32]=[.$E$8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density</text:p>
          </table:table-cell>
          <table:table-cell office:value-type="float" office:value="-0.009656" calcext:value-type="float">
            <text:p>-9.66E-03</text:p>
          </table:table-cell>
          <table:table-cell office:value-type="float" office:value="0.003343" calcext:value-type="float">
            <text:p>3.34E-03</text:p>
          </table:table-cell>
          <table:table-cell office:value-type="float" office:value="-2.888" calcext:value-type="float">
            <text:p>-2.888</text:p>
          </table:table-cell>
          <table:table-cell office:value-type="float" office:value="0.00399" calcext:value-type="float">
            <text:p>0.00399</text:p>
          </table:table-cell>
          <table:table-cell office:value-type="string" calcext:value-type="string">
            <text:p>**</text:p>
          </table:table-cell>
          <table:table-cell/>
          <table:table-cell table:formula="of:=[.E33]=[.$E$8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3174" calcext:value-type="float">
            <text:p>-3.17E-01</text:p>
          </table:table-cell>
          <table:table-cell office:value-type="float" office:value="0.1076" calcext:value-type="float">
            <text:p>1.08E-01</text:p>
          </table:table-cell>
          <table:table-cell office:value-type="float" office:value="-2.951" calcext:value-type="float">
            <text:p>-2.951</text:p>
          </table:table-cell>
          <table:table-cell office:value-type="float" office:value="0.003265" calcext:value-type="float">
            <text:p>0.003265</text:p>
          </table:table-cell>
          <table:table-cell office:value-type="string" calcext:value-type="string">
            <text:p>**</text:p>
          </table:table-cell>
          <table:table-cell/>
          <table:table-cell table:formula="of:=[.E34]=[.$E$8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2074" calcext:value-type="float">
            <text:p>-2.07E-01</text:p>
          </table:table-cell>
          <table:table-cell office:value-type="float" office:value="0.09754" calcext:value-type="float">
            <text:p>9.75E-02</text:p>
          </table:table-cell>
          <table:table-cell office:value-type="float" office:value="-2.126" calcext:value-type="float">
            <text:p>-2.126</text:p>
          </table:table-cell>
          <table:table-cell office:value-type="float" office:value="0.033801" calcext:value-type="float">
            <text:p>0.033801</text:p>
          </table:table-cell>
          <table:table-cell office:value-type="string" calcext:value-type="string">
            <text:p>*</text:p>
          </table:table-cell>
          <table:table-cell/>
          <table:table-cell table:formula="of:=[.E35]=[.$E$8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public_transp</text:p>
          </table:table-cell>
          <table:table-cell office:value-type="float" office:value="-0.6442" calcext:value-type="float">
            <text:p>-6.44E-01</text:p>
          </table:table-cell>
          <table:table-cell office:value-type="float" office:value="0.3346" calcext:value-type="float">
            <text:p>3.35E-01</text:p>
          </table:table-cell>
          <table:table-cell office:value-type="float" office:value="-1.926" calcext:value-type="float">
            <text:p>-1.926</text:p>
          </table:table-cell>
          <table:table-cell office:value-type="float" office:value="0.054547" calcext:value-type="float">
            <text:p>0.054547</text:p>
          </table:table-cell>
          <table:table-cell office:value-type="string" calcext:value-type="string">
            <text:p>.</text:p>
          </table:table-cell>
          <table:table-cell/>
          <table:table-cell table:formula="of:=[.E36]=[.$E$8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565" calcext:value-type="float">
            <text:p>-1.57E-05</text:p>
          </table:table-cell>
          <table:table-cell office:value-type="float" office:value="0.000002499" calcext:value-type="float">
            <text:p>2.50E-06</text:p>
          </table:table-cell>
          <table:table-cell office:value-type="float" office:value="-6.261" calcext:value-type="float">
            <text:p>-6.261</text:p>
          </table:table-cell>
          <table:table-cell table:style-name="ce2" office:value-type="float" office:value="0.000000000649" calcext:value-type="float">
            <text:p>6.49E-10</text:p>
          </table:table-cell>
          <table:table-cell office:value-type="string" calcext:value-type="string">
            <text:p>***</text:p>
          </table:table-cell>
          <table:table-cell/>
          <table:table-cell table:formula="of:=[.E37]=[.$E$8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8411" calcext:value-type="float">
            <text:p>-8.41E-01</text:p>
          </table:table-cell>
          <table:table-cell office:value-type="float" office:value="0.169" calcext:value-type="float">
            <text:p>1.69E-01</text:p>
          </table:table-cell>
          <table:table-cell office:value-type="float" office:value="-4.976" calcext:value-type="float">
            <text:p>-4.976</text:p>
          </table:table-cell>
          <table:table-cell table:style-name="ce2" office:value-type="float" office:value="0.000000808" calcext:value-type="float">
            <text:p>8.08E-07</text:p>
          </table:table-cell>
          <table:table-cell office:value-type="string" calcext:value-type="string">
            <text:p>***</text:p>
          </table:table-cell>
          <table:table-cell/>
          <table:table-cell table:formula="of:=[.E38]=[.$E$89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2484" calcext:value-type="float">
            <text:p>2.48E-07</text:p>
          </table:table-cell>
          <table:table-cell office:value-type="float" office:value="0.00000009189" calcext:value-type="float">
            <text:p>9.19E-08</text:p>
          </table:table-cell>
          <table:table-cell office:value-type="float" office:value="2.703" calcext:value-type="float">
            <text:p>2.703</text:p>
          </table:table-cell>
          <table:table-cell office:value-type="float" office:value="0.007024" calcext:value-type="float">
            <text:p>0.007024</text:p>
          </table:table-cell>
          <table:table-cell office:value-type="string" calcext:value-type="string">
            <text:p>**</text:p>
          </table:table-cell>
          <table:table-cell/>
          <table:table-cell table:formula="of:=[.E39]=[.$E$8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ten_plus</text:p>
          </table:table-cell>
          <table:table-cell office:value-type="float" office:value="-0.1407" calcext:value-type="float">
            <text:p>-1.41E-01</text:p>
          </table:table-cell>
          <table:table-cell office:value-type="float" office:value="0.08342" calcext:value-type="float">
            <text:p>8.34E-02</text:p>
          </table:table-cell>
          <table:table-cell office:value-type="float" office:value="-1.686" calcext:value-type="float">
            <text:p>-1.686</text:p>
          </table:table-cell>
          <table:table-cell office:value-type="float" office:value="0.092191" calcext:value-type="float">
            <text:p>0.092191</text:p>
          </table:table-cell>
          <table:table-cell office:value-type="string" calcext:value-type="string">
            <text:p>.</text:p>
          </table:table-cell>
          <table:table-cell/>
          <table:table-cell table:formula="of:=[.E40]=[.$E$8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prc_fam_poverty</text:p>
          </table:table-cell>
          <table:table-cell office:value-type="float" office:value="-0.2632" calcext:value-type="float">
            <text:p>-2.63E-01</text:p>
          </table:table-cell>
          <table:table-cell office:value-type="float" office:value="0.06953" calcext:value-type="float">
            <text:p>6.95E-02</text:p>
          </table:table-cell>
          <table:table-cell office:value-type="float" office:value="-3.785" calcext:value-type="float">
            <text:p>-3.785</text:p>
          </table:table-cell>
          <table:table-cell office:value-type="float" office:value="0.000166" calcext:value-type="float">
            <text:p>0.000166</text:p>
          </table:table-cell>
          <table:table-cell office:value-type="string" calcext:value-type="string">
            <text:p>***</text:p>
          </table:table-cell>
          <table:table-cell/>
          <table:table-cell table:formula="of:=[.E41]=[.$E$8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population</text:p>
          </table:table-cell>
          <table:table-cell office:value-type="float" office:value="0.000003622" calcext:value-type="float">
            <text:p>3.62E-06</text:p>
          </table:table-cell>
          <table:table-cell office:value-type="float" office:value="0.000001892" calcext:value-type="float">
            <text:p>1.89E-06</text:p>
          </table:table-cell>
          <table:table-cell office:value-type="float" office:value="1.915" calcext:value-type="float">
            <text:p>1.915</text:p>
          </table:table-cell>
          <table:table-cell office:value-type="float" office:value="0.055924" calcext:value-type="float">
            <text:p>0.055924</text:p>
          </table:table-cell>
          <table:table-cell office:value-type="string" calcext:value-type="string">
            <text:p>.</text:p>
          </table:table-cell>
          <table:table-cell/>
          <table:table-cell table:formula="of:=[.E42]=[.$E$8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ocial:domestic_passengers</text:p>
          </table:table-cell>
          <table:table-cell office:value-type="float" office:value="-0.0000004988" calcext:value-type="float">
            <text:p>-4.99E-07</text:p>
          </table:table-cell>
          <table:table-cell office:value-type="float" office:value="0.0000001085" calcext:value-type="float">
            <text:p>1.09E-07</text:p>
          </table:table-cell>
          <table:table-cell office:value-type="float" office:value="-4.595" calcext:value-type="float">
            <text:p>-4.595</text:p>
          </table:table-cell>
          <table:table-cell table:style-name="ce2" office:value-type="float" office:value="0.00000508" calcext:value-type="float">
            <text:p>5.08E-06</text:p>
          </table:table-cell>
          <table:table-cell office:value-type="string" calcext:value-type="string">
            <text:p>***</text:p>
          </table:table-cell>
          <table:table-cell/>
          <table:table-cell table:formula="of:=[.E43]=[.$E$8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intl_passengers</text:p>
          </table:table-cell>
          <table:table-cell office:value-type="float" office:value="0.000003005" calcext:value-type="float">
            <text:p>3.01E-06</text:p>
          </table:table-cell>
          <table:table-cell office:value-type="float" office:value="0.0000006369" calcext:value-type="float">
            <text:p>6.37E-07</text:p>
          </table:table-cell>
          <table:table-cell office:value-type="float" office:value="4.718" calcext:value-type="float">
            <text:p>4.718</text:p>
          </table:table-cell>
          <table:table-cell table:style-name="ce2" office:value-type="float" office:value="0.00000286" calcext:value-type="float">
            <text:p>2.86E-06</text:p>
          </table:table-cell>
          <table:table-cell office:value-type="string" calcext:value-type="string">
            <text:p>***</text:p>
          </table:table-cell>
          <table:table-cell/>
          <table:table-cell table:formula="of:=[.E44]=[.$E$8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public_transp</text:p>
          </table:table-cell>
          <table:table-cell office:value-type="float" office:value="-0.8527" calcext:value-type="float">
            <text:p>-8.53E-01</text:p>
          </table:table-cell>
          <table:table-cell office:value-type="float" office:value="0.3062" calcext:value-type="float">
            <text:p>3.06E-01</text:p>
          </table:table-cell>
          <table:table-cell office:value-type="float" office:value="-2.785" calcext:value-type="float">
            <text:p>-2.785</text:p>
          </table:table-cell>
          <table:table-cell office:value-type="float" office:value="0.005488" calcext:value-type="float">
            <text:p>0.005488</text:p>
          </table:table-cell>
          <table:table-cell office:value-type="string" calcext:value-type="string">
            <text:p>**</text:p>
          </table:table-cell>
          <table:table-cell/>
          <table:table-cell table:formula="of:=[.E45]=[.$E$8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7728" calcext:value-type="float">
            <text:p>-7.73E-06</text:p>
          </table:table-cell>
          <table:table-cell office:value-type="float" office:value="0.000001867" calcext:value-type="float">
            <text:p>1.87E-06</text:p>
          </table:table-cell>
          <table:table-cell office:value-type="float" office:value="-4.14" calcext:value-type="float">
            <text:p>-4.14</text:p>
          </table:table-cell>
          <table:table-cell table:style-name="ce2" office:value-type="float" office:value="0.0000388" calcext:value-type="float">
            <text:p>3.88E-05</text:p>
          </table:table-cell>
          <table:table-cell office:value-type="string" calcext:value-type="string">
            <text:p>***</text:p>
          </table:table-cell>
          <table:table-cell/>
          <table:table-cell table:formula="of:=[.E46]=[.$E$8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3336" calcext:value-type="float">
            <text:p>-3.34E-01</text:p>
          </table:table-cell>
          <table:table-cell office:value-type="float" office:value="0.1241" calcext:value-type="float">
            <text:p>1.24E-01</text:p>
          </table:table-cell>
          <table:table-cell office:value-type="float" office:value="-2.688" calcext:value-type="float">
            <text:p>-2.688</text:p>
          </table:table-cell>
          <table:table-cell office:value-type="float" office:value="0.007352" calcext:value-type="float">
            <text:p>0.007352</text:p>
          </table:table-cell>
          <table:table-cell office:value-type="string" calcext:value-type="string">
            <text:p>**</text:p>
          </table:table-cell>
          <table:table-cell/>
          <table:table-cell table:formula="of:=[.E47]=[.$E$8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264" calcext:value-type="float">
            <text:p>1.26E-06</text:p>
          </table:table-cell>
          <table:table-cell office:value-type="float" office:value="0.0000001929" calcext:value-type="float">
            <text:p>1.93E-07</text:p>
          </table:table-cell>
          <table:table-cell office:value-type="float" office:value="6.554" calcext:value-type="float">
            <text:p>6.554</text:p>
          </table:table-cell>
          <table:table-cell table:style-name="ce2" office:value-type="float" office:value="0.000000000105" calcext:value-type="float">
            <text:p>1.05E-10</text:p>
          </table:table-cell>
          <table:table-cell office:value-type="string" calcext:value-type="string">
            <text:p>***</text:p>
          </table:table-cell>
          <table:table-cell/>
          <table:table-cell table:formula="of:=[.E48]=[.$E$8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779" calcext:value-type="float">
            <text:p>-5.78E-06</text:p>
          </table:table-cell>
          <table:table-cell office:value-type="float" office:value="0.000001037" calcext:value-type="float">
            <text:p>1.04E-06</text:p>
          </table:table-cell>
          <table:table-cell office:value-type="float" office:value="-5.571" calcext:value-type="float">
            <text:p>-5.571</text:p>
          </table:table-cell>
          <table:table-cell table:style-name="ce2" office:value-type="float" office:value="0.0000000356" calcext:value-type="float">
            <text:p>3.56E-08</text:p>
          </table:table-cell>
          <table:table-cell office:value-type="string" calcext:value-type="string">
            <text:p>***</text:p>
          </table:table-cell>
          <table:table-cell/>
          <table:table-cell table:formula="of:=[.E49]=[.$E$8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rc_public_transp</text:p>
          </table:table-cell>
          <table:table-cell office:value-type="float" office:value="-0.9967" calcext:value-type="float">
            <text:p>-9.97E-01</text:p>
          </table:table-cell>
          <table:table-cell office:value-type="float" office:value="0.2196" calcext:value-type="float">
            <text:p>2.20E-01</text:p>
          </table:table-cell>
          <table:table-cell office:value-type="float" office:value="-4.538" calcext:value-type="float">
            <text:p>-4.538</text:p>
          </table:table-cell>
          <table:table-cell table:style-name="ce2" office:value-type="float" office:value="0.00000662" calcext:value-type="float">
            <text:p>6.62E-06</text:p>
          </table:table-cell>
          <table:table-cell office:value-type="string" calcext:value-type="string">
            <text:p>***</text:p>
          </table:table-cell>
          <table:table-cell/>
          <table:table-cell table:formula="of:=[.E50]=[.$E$8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opulation</text:p>
          </table:table-cell>
          <table:table-cell office:value-type="float" office:value="0.00001719" calcext:value-type="float">
            <text:p>1.72E-05</text:p>
          </table:table-cell>
          <table:table-cell office:value-type="float" office:value="0.000001512" calcext:value-type="float">
            <text:p>1.51E-06</text:p>
          </table:table-cell>
          <table:table-cell office:value-type="float" office:value="11.366" calcext:value-type="float">
            <text:p>11.366</text:p>
          </table:table-cell>
          <table:table-cell office:value-type="string" calcext:value-type="string">
            <text:p>&lt;</text:p>
          </table:table-cell>
          <table:table-cell table:style-name="ce2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1]=[.$E$8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intl_passengers</text:p>
          </table:table-cell>
          <table:table-cell office:value-type="float" office:value="0.000001474" calcext:value-type="float">
            <text:p>1.47E-06</text:p>
          </table:table-cell>
          <table:table-cell office:value-type="float" office:value="0.0000004169" calcext:value-type="float">
            <text:p>4.17E-07</text:p>
          </table:table-cell>
          <table:table-cell office:value-type="float" office:value="3.537" calcext:value-type="float">
            <text:p>3.537</text:p>
          </table:table-cell>
          <table:table-cell office:value-type="float" office:value="0.000431" calcext:value-type="float">
            <text:p>0.000431</text:p>
          </table:table-cell>
          <table:table-cell office:value-type="string" calcext:value-type="string">
            <text:p>***</text:p>
          </table:table-cell>
          <table:table-cell/>
          <table:table-cell table:formula="of:=[.E52]=[.$E$8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1482" calcext:value-type="float">
            <text:p>-1.48E-01</text:p>
          </table:table-cell>
          <table:table-cell office:value-type="float" office:value="0.04211" calcext:value-type="float">
            <text:p>4.21E-02</text:p>
          </table:table-cell>
          <table:table-cell office:value-type="float" office:value="-3.519" calcext:value-type="float">
            <text:p>-3.519</text:p>
          </table:table-cell>
          <table:table-cell office:value-type="float" office:value="0.00046" calcext:value-type="float">
            <text:p>0.00046</text:p>
          </table:table-cell>
          <table:table-cell office:value-type="string" calcext:value-type="string">
            <text:p>***</text:p>
          </table:table-cell>
          <table:table-cell/>
          <table:table-cell table:formula="of:=[.E53]=[.$E$8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62" calcext:value-type="float">
            <text:p>2.62E-04</text:p>
          </table:table-cell>
          <table:table-cell office:value-type="float" office:value="0.0001159" calcext:value-type="float">
            <text:p>1.16E-04</text:p>
          </table:table-cell>
          <table:table-cell office:value-type="float" office:value="2.261" calcext:value-type="float">
            <text:p>2.261</text:p>
          </table:table-cell>
          <table:table-cell office:value-type="float" office:value="0.024059" calcext:value-type="float">
            <text:p>0.024059</text:p>
          </table:table-cell>
          <table:table-cell office:value-type="string" calcext:value-type="string">
            <text:p>*</text:p>
          </table:table-cell>
          <table:table-cell/>
          <table:table-cell table:formula="of:=[.E54]=[.$E$8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7584" calcext:value-type="float">
            <text:p>-7.58E-01</text:p>
          </table:table-cell>
          <table:table-cell office:value-type="float" office:value="0.5217" calcext:value-type="float">
            <text:p>5.22E-01</text:p>
          </table:table-cell>
          <table:table-cell office:value-type="float" office:value="-1.454" calcext:value-type="float">
            <text:p>-1.454</text:p>
          </table:table-cell>
          <table:table-cell office:value-type="float" office:value="0.146463" calcext:value-type="float">
            <text:p>0.146463</text:p>
          </table:table-cell>
          <table:table-cell table:number-columns-repeated="2"/>
          <table:table-cell table:formula="of:=[.E55]=[.$E$8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domestic_passengers</text:p>
          </table:table-cell>
          <table:table-cell office:value-type="float" office:value="-0.0000002844" calcext:value-type="float">
            <text:p>-2.84E-07</text:p>
          </table:table-cell>
          <table:table-cell office:value-type="float" office:value="0.0000001675" calcext:value-type="float">
            <text:p>1.68E-07</text:p>
          </table:table-cell>
          <table:table-cell office:value-type="float" office:value="-1.698" calcext:value-type="float">
            <text:p>-1.698</text:p>
          </table:table-cell>
          <table:table-cell office:value-type="float" office:value="0.089899" calcext:value-type="float">
            <text:p>0.089899</text:p>
          </table:table-cell>
          <table:table-cell office:value-type="string" calcext:value-type="string">
            <text:p>.</text:p>
          </table:table-cell>
          <table:table-cell/>
          <table:table-cell table:formula="of:=[.E56]=[.$E$8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3669" calcext:value-type="float">
            <text:p>-3.67E-03</text:p>
          </table:table-cell>
          <table:table-cell office:value-type="float" office:value="0.001575" calcext:value-type="float">
            <text:p>1.58E-03</text:p>
          </table:table-cell>
          <table:table-cell office:value-type="float" office:value="-2.33" calcext:value-type="float">
            <text:p>-2.33</text:p>
          </table:table-cell>
          <table:table-cell office:value-type="float" office:value="0.02006" calcext:value-type="float">
            <text:p>0.02006</text:p>
          </table:table-cell>
          <table:table-cell office:value-type="string" calcext:value-type="string">
            <text:p>*</text:p>
          </table:table-cell>
          <table:table-cell/>
          <table:table-cell table:formula="of:=[.E57]=[.$E$8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2396" calcext:value-type="float">
            <text:p>-2.40E-04</text:p>
          </table:table-cell>
          <table:table-cell office:value-type="float" office:value="0.00006241" calcext:value-type="float">
            <text:p>6.24E-05</text:p>
          </table:table-cell>
          <table:table-cell office:value-type="float" office:value="-3.839" calcext:value-type="float">
            <text:p>-3.839</text:p>
          </table:table-cell>
          <table:table-cell office:value-type="float" office:value="0.000134" calcext:value-type="float">
            <text:p>0.000134</text:p>
          </table:table-cell>
          <table:table-cell office:value-type="string" calcext:value-type="string">
            <text:p>***</text:p>
          </table:table-cell>
          <table:table-cell/>
          <table:table-cell table:formula="of:=[.E58]=[.$E$8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2.528" calcext:value-type="float">
            <text:p>2.53E+00</text:p>
          </table:table-cell>
          <table:table-cell office:value-type="float" office:value="0.2638" calcext:value-type="float">
            <text:p>2.64E-01</text:p>
          </table:table-cell>
          <table:table-cell office:value-type="float" office:value="9.583" calcext:value-type="float">
            <text:p>9.583</text:p>
          </table:table-cell>
          <table:table-cell office:value-type="string" calcext:value-type="string">
            <text:p>&lt;</text:p>
          </table:table-cell>
          <table:table-cell table:style-name="ce2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9]=[.$E$8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population</text:p>
          </table:table-cell>
          <table:table-cell office:value-type="float" office:value="0.00001136" calcext:value-type="float">
            <text:p>1.14E-05</text:p>
          </table:table-cell>
          <table:table-cell office:value-type="float" office:value="0.000002087" calcext:value-type="float">
            <text:p>2.09E-06</text:p>
          </table:table-cell>
          <table:table-cell office:value-type="float" office:value="5.445" calcext:value-type="float">
            <text:p>5.445</text:p>
          </table:table-cell>
          <table:table-cell table:style-name="ce2" office:value-type="float" office:value="0.0000000707" calcext:value-type="float">
            <text:p>7.07E-08</text:p>
          </table:table-cell>
          <table:table-cell office:value-type="string" calcext:value-type="string">
            <text:p>***</text:p>
          </table:table-cell>
          <table:table-cell/>
          <table:table-cell table:formula="of:=[.E60]=[.$E$8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04" calcext:value-type="float">
            <text:p>9.04E-04</text:p>
          </table:table-cell>
          <table:table-cell office:value-type="float" office:value="0.000147" calcext:value-type="float">
            <text:p>1.47E-04</text:p>
          </table:table-cell>
          <table:table-cell office:value-type="float" office:value="6.15" calcext:value-type="float">
            <text:p>6.15</text:p>
          </table:table-cell>
          <table:table-cell table:style-name="ce2" office:value-type="float" office:value="0.00000000127" calcext:value-type="float">
            <text:p>1.27E-09</text:p>
          </table:table-cell>
          <table:table-cell office:value-type="string" calcext:value-type="string">
            <text:p>***</text:p>
          </table:table-cell>
          <table:table-cell/>
          <table:table-cell table:formula="of:=[.E61]=[.$E$8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ulation</text:p>
          </table:table-cell>
          <table:table-cell office:value-type="float" office:value="0.000000005332" calcext:value-type="float">
            <text:p>5.33E-09</text:p>
          </table:table-cell>
          <table:table-cell office:value-type="float" office:value="0.000000001374" calcext:value-type="float">
            <text:p>1.37E-09</text:p>
          </table:table-cell>
          <table:table-cell office:value-type="float" office:value="3.88" calcext:value-type="float">
            <text:p>3.88</text:p>
          </table:table-cell>
          <table:table-cell office:value-type="float" office:value="0.000114" calcext:value-type="float">
            <text:p>0.000114</text:p>
          </table:table-cell>
          <table:table-cell office:value-type="string" calcext:value-type="string">
            <text:p>***</text:p>
          </table:table-cell>
          <table:table-cell/>
          <table:table-cell table:formula="of:=[.E62]=[.$E$8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515" calcext:value-type="float">
            <text:p>1.52E-04</text:p>
          </table:table-cell>
          <table:table-cell office:value-type="float" office:value="0.00007807" calcext:value-type="float">
            <text:p>7.81E-05</text:p>
          </table:table-cell>
          <table:table-cell office:value-type="float" office:value="1.941" calcext:value-type="float">
            <text:p>1.941</text:p>
          </table:table-cell>
          <table:table-cell office:value-type="float" office:value="0.052603" calcext:value-type="float">
            <text:p>0.052603</text:p>
          </table:table-cell>
          <table:table-cell office:value-type="string" calcext:value-type="string">
            <text:p>.</text:p>
          </table:table-cell>
          <table:table-cell/>
          <table:table-cell table:formula="of:=[.E63]=[.$E$8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-0.00000000009799" calcext:value-type="float">
            <text:p>-9.80E-11</text:p>
          </table:table-cell>
          <table:table-cell office:value-type="float" office:value="0.00000000004283" calcext:value-type="float">
            <text:p>4.28E-11</text:p>
          </table:table-cell>
          <table:table-cell office:value-type="float" office:value="-2.288" calcext:value-type="float">
            <text:p>-2.288</text:p>
          </table:table-cell>
          <table:table-cell office:value-type="float" office:value="0.022418" calcext:value-type="float">
            <text:p>0.022418</text:p>
          </table:table-cell>
          <table:table-cell office:value-type="string" calcext:value-type="string">
            <text:p>*</text:p>
          </table:table-cell>
          <table:table-cell/>
          <table:table-cell table:formula="of:=[.E64]=[.$E$8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:density</text:p>
          </table:table-cell>
          <table:table-cell office:value-type="float" office:value="-0.0000008229" calcext:value-type="float">
            <text:p>-8.23E-07</text:p>
          </table:table-cell>
          <table:table-cell office:value-type="float" office:value="0.000000237" calcext:value-type="float">
            <text:p>2.37E-07</text:p>
          </table:table-cell>
          <table:table-cell office:value-type="float" office:value="-3.473" calcext:value-type="float">
            <text:p>-3.473</text:p>
          </table:table-cell>
          <table:table-cell office:value-type="float" office:value="0.000546" calcext:value-type="float">
            <text:p>0.000546</text:p>
          </table:table-cell>
          <table:table-cell office:value-type="string" calcext:value-type="string">
            <text:p>***</text:p>
          </table:table-cell>
          <table:table-cell/>
          <table:table-cell table:formula="of:=[.E65]=[.$E$8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362" calcext:value-type="float">
            <text:p>1.36E-05</text:p>
          </table:table-cell>
          <table:table-cell office:value-type="float" office:value="0.00000143" calcext:value-type="float">
            <text:p>1.43E-06</text:p>
          </table:table-cell>
          <table:table-cell office:value-type="float" office:value="9.52" calcext:value-type="float">
            <text:p>9.52</text:p>
          </table:table-cell>
          <table:table-cell office:value-type="string" calcext:value-type="string">
            <text:p>&lt;</text:p>
          </table:table-cell>
          <table:table-cell table:style-name="ce2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6]=[.$E$8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9743" calcext:value-type="float">
            <text:p>-9.74E-01</text:p>
          </table:table-cell>
          <table:table-cell office:value-type="float" office:value="0.3344" calcext:value-type="float">
            <text:p>3.34E-01</text:p>
          </table:table-cell>
          <table:table-cell office:value-type="float" office:value="-2.913" calcext:value-type="float">
            <text:p>-2.913</text:p>
          </table:table-cell>
          <table:table-cell office:value-type="float" office:value="0.003683" calcext:value-type="float">
            <text:p>0.003683</text:p>
          </table:table-cell>
          <table:table-cell office:value-type="string" calcext:value-type="string">
            <text:p>**</text:p>
          </table:table-cell>
          <table:table-cell/>
          <table:table-cell table:formula="of:=[.E67]=[.$E$89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prc_public_transp:domestic_passengers</text:p>
          </table:table-cell>
          <table:table-cell office:value-type="float" office:value="-0.0000003771" calcext:value-type="float">
            <text:p>-3.77E-07</text:p>
          </table:table-cell>
          <table:table-cell office:value-type="float" office:value="0.0000001087" calcext:value-type="float">
            <text:p>1.09E-07</text:p>
          </table:table-cell>
          <table:table-cell office:value-type="float" office:value="-3.469" calcext:value-type="float">
            <text:p>-3.469</text:p>
          </table:table-cell>
          <table:table-cell office:value-type="float" office:value="0.000553" calcext:value-type="float">
            <text:p>0.000553</text:p>
          </table:table-cell>
          <table:table-cell office:value-type="string" calcext:value-type="string">
            <text:p>***</text:p>
          </table:table-cell>
          <table:table-cell/>
          <table:table-cell table:formula="of:=[.E68]=[.$E$8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public_transp:density</text:p>
          </table:table-cell>
          <table:table-cell office:value-type="float" office:value="-0.003231" calcext:value-type="float">
            <text:p>-3.23E-03</text:p>
          </table:table-cell>
          <table:table-cell office:value-type="float" office:value="0.0003108" calcext:value-type="float">
            <text:p>3.11E-04</text:p>
          </table:table-cell>
          <table:table-cell office:value-type="float" office:value="-10.396" calcext:value-type="float">
            <text:p>-10.396</text:p>
          </table:table-cell>
          <table:table-cell office:value-type="string" calcext:value-type="string">
            <text:p>&lt;</text:p>
          </table:table-cell>
          <table:table-cell table:style-name="ce2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9]=[.$E$8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07393" calcext:value-type="float">
            <text:p>7.39E-06</text:p>
          </table:table-cell>
          <table:table-cell office:value-type="float" office:value="0.000001869" calcext:value-type="float">
            <text:p>1.87E-06</text:p>
          </table:table-cell>
          <table:table-cell office:value-type="float" office:value="3.956" calcext:value-type="float">
            <text:p>3.956</text:p>
          </table:table-cell>
          <table:table-cell table:style-name="ce2" office:value-type="float" office:value="0.0000836" calcext:value-type="float">
            <text:p>8.36E-05</text:p>
          </table:table-cell>
          <table:table-cell office:value-type="string" calcext:value-type="string">
            <text:p>***</text:p>
          </table:table-cell>
          <table:table-cell/>
          <table:table-cell table:formula="of:=[.E70]=[.$E$8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domestic_passengers</text:p>
          </table:table-cell>
          <table:table-cell office:value-type="float" office:value="0.0000000000006581" calcext:value-type="float">
            <text:p>6.58E-13</text:p>
          </table:table-cell>
          <table:table-cell office:value-type="float" office:value="0.0000000000004102" calcext:value-type="float">
            <text:p>4.10E-13</text:p>
          </table:table-cell>
          <table:table-cell office:value-type="float" office:value="1.604" calcext:value-type="float">
            <text:p>1.604</text:p>
          </table:table-cell>
          <table:table-cell office:value-type="float" office:value="0.109042" calcext:value-type="float">
            <text:p>0.109042</text:p>
          </table:table-cell>
          <table:table-cell table:number-columns-repeated="2"/>
          <table:table-cell table:formula="of:=[.E71]=[.$E$8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ten_plus</text:p>
          </table:table-cell>
          <table:table-cell office:value-type="float" office:value="0.000004988" calcext:value-type="float">
            <text:p>4.99E-06</text:p>
          </table:table-cell>
          <table:table-cell office:value-type="float" office:value="0.0000009979" calcext:value-type="float">
            <text:p>9.98E-07</text:p>
          </table:table-cell>
          <table:table-cell office:value-type="float" office:value="4.998" calcext:value-type="float">
            <text:p>4.998</text:p>
          </table:table-cell>
          <table:table-cell table:style-name="ce2" office:value-type="float" office:value="0.000000723" calcext:value-type="float">
            <text:p>7.23E-07</text:p>
          </table:table-cell>
          <table:table-cell office:value-type="string" calcext:value-type="string">
            <text:p>***</text:p>
          </table:table-cell>
          <table:table-cell/>
          <table:table-cell table:formula="of:=[.E72]=[.$E$8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337" calcext:value-type="float">
            <text:p>-4.34E-06</text:p>
          </table:table-cell>
          <table:table-cell office:value-type="float" office:value="0.0000007571" calcext:value-type="float">
            <text:p>7.57E-07</text:p>
          </table:table-cell>
          <table:table-cell office:value-type="float" office:value="-5.729" calcext:value-type="float">
            <text:p>-5.729</text:p>
          </table:table-cell>
          <table:table-cell table:style-name="ce2" office:value-type="float" office:value="0.0000000148" calcext:value-type="float">
            <text:p>1.48E-08</text:p>
          </table:table-cell>
          <table:table-cell office:value-type="string" calcext:value-type="string">
            <text:p>***</text:p>
          </table:table-cell>
          <table:table-cell/>
          <table:table-cell table:formula="of:=[.E73]=[.$E$8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density</text:p>
          </table:table-cell>
          <table:table-cell office:value-type="float" office:value="-0.00000004205" calcext:value-type="float">
            <text:p>-4.21E-08</text:p>
          </table:table-cell>
          <table:table-cell office:value-type="float" office:value="0.000000004382" calcext:value-type="float">
            <text:p>4.38E-09</text:p>
          </table:table-cell>
          <table:table-cell office:value-type="float" office:value="-9.597" calcext:value-type="float">
            <text:p>-9.597</text:p>
          </table:table-cell>
          <table:table-cell office:value-type="string" calcext:value-type="string">
            <text:p>&lt;</text:p>
          </table:table-cell>
          <table:table-cell table:style-name="ce2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4]=[.$E$8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_65_plus:domestic_passengers</text:p>
          </table:table-cell>
          <table:table-cell office:value-type="float" office:value="-0.0000004991" calcext:value-type="float">
            <text:p>-4.99E-07</text:p>
          </table:table-cell>
          <table:table-cell office:value-type="float" office:value="0.0000001363" calcext:value-type="float">
            <text:p>1.36E-07</text:p>
          </table:table-cell>
          <table:table-cell office:value-type="float" office:value="-3.661" calcext:value-type="float">
            <text:p>-3.661</text:p>
          </table:table-cell>
          <table:table-cell office:value-type="float" office:value="0.000269" calcext:value-type="float">
            <text:p>0.000269</text:p>
          </table:table-cell>
          <table:table-cell office:value-type="string" calcext:value-type="string">
            <text:p>***</text:p>
          </table:table-cell>
          <table:table-cell/>
          <table:table-cell table:formula="of:=[.E75]=[.$E$8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_65_plus:intl_passengers</text:p>
          </table:table-cell>
          <table:table-cell office:value-type="float" office:value="0.000004124" calcext:value-type="float">
            <text:p>4.12E-06</text:p>
          </table:table-cell>
          <table:table-cell office:value-type="float" office:value="0.0000007726" calcext:value-type="float">
            <text:p>7.73E-07</text:p>
          </table:table-cell>
          <table:table-cell office:value-type="float" office:value="5.339" calcext:value-type="float">
            <text:p>5.339</text:p>
          </table:table-cell>
          <table:table-cell table:style-name="ce2" office:value-type="float" office:value="0.000000125" calcext:value-type="float">
            <text:p>1.25E-07</text:p>
          </table:table-cell>
          <table:table-cell office:value-type="string" calcext:value-type="string">
            <text:p>***</text:p>
          </table:table-cell>
          <table:table-cell/>
          <table:table-cell table:formula="of:=[.E76]=[.$E$8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_65_plus:ten_plus</text:p>
          </table:table-cell>
          <table:table-cell office:value-type="float" office:value="0.1712" calcext:value-type="float">
            <text:p>1.71E-01</text:p>
          </table:table-cell>
          <table:table-cell office:value-type="float" office:value="0.07547" calcext:value-type="float">
            <text:p>7.55E-02</text:p>
          </table:table-cell>
          <table:table-cell office:value-type="float" office:value="2.268" calcext:value-type="float">
            <text:p>2.268</text:p>
          </table:table-cell>
          <table:table-cell office:value-type="float" office:value="0.023598" calcext:value-type="float">
            <text:p>0.023598</text:p>
          </table:table-cell>
          <table:table-cell office:value-type="string" calcext:value-type="string">
            <text:p>*</text:p>
          </table:table-cell>
          <table:table-cell/>
          <table:table-cell table:formula="of:=[.E77]=[.$E$8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_65_plus:order</text:p>
          </table:table-cell>
          <table:table-cell office:value-type="float" office:value="0.07644" calcext:value-type="float">
            <text:p>7.64E-02</text:p>
          </table:table-cell>
          <table:table-cell office:value-type="float" office:value="0.05445" calcext:value-type="float">
            <text:p>5.45E-02</text:p>
          </table:table-cell>
          <table:table-cell office:value-type="float" office:value="1.404" calcext:value-type="float">
            <text:p>1.404</text:p>
          </table:table-cell>
          <table:table-cell office:value-type="float" office:value="0.16077" calcext:value-type="float">
            <text:p>0.16077</text:p>
          </table:table-cell>
          <table:table-cell table:number-columns-repeated="2"/>
          <table:table-cell table:formula="of:=[.E78]=[.$E$8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_65_plus:density</text:p>
          </table:table-cell>
          <table:table-cell office:value-type="float" office:value="0.002026" calcext:value-type="float">
            <text:p>2.03E-03</text:p>
          </table:table-cell>
          <table:table-cell office:value-type="float" office:value="0.000847" calcext:value-type="float">
            <text:p>8.47E-04</text:p>
          </table:table-cell>
          <table:table-cell office:value-type="float" office:value="2.392" calcext:value-type="float">
            <text:p>2.392</text:p>
          </table:table-cell>
          <table:table-cell office:value-type="float" office:value="0.017026" calcext:value-type="float">
            <text:p>0.017026</text:p>
          </table:table-cell>
          <table:table-cell office:value-type="string" calcext:value-type="string">
            <text:p>*</text:p>
          </table:table-cell>
          <table:table-cell/>
          <table:table-cell table:formula="of:=[.E79]=[.$E$8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domestic_passengers</text:p>
          </table:table-cell>
          <table:table-cell office:value-type="float" office:value="-0.0000003478" calcext:value-type="float">
            <text:p>-3.48E-07</text:p>
          </table:table-cell>
          <table:table-cell office:value-type="float" office:value="0.0000002349" calcext:value-type="float">
            <text:p>2.35E-07</text:p>
          </table:table-cell>
          <table:table-cell office:value-type="float" office:value="-1.481" calcext:value-type="float">
            <text:p>-1.481</text:p>
          </table:table-cell>
          <table:table-cell office:value-type="float" office:value="0.139125" calcext:value-type="float">
            <text:p>0.139125</text:p>
          </table:table-cell>
          <table:table-cell table:number-columns-repeated="2"/>
          <table:table-cell table:formula="of:=[.E80]=[.$E$8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6471" calcext:value-type="float">
            <text:p>-6.47E-13</text:p>
          </table:table-cell>
          <table:table-cell office:value-type="float" office:value="0.0000000000001021" calcext:value-type="float">
            <text:p>1.02E-13</text:p>
          </table:table-cell>
          <table:table-cell office:value-type="float" office:value="-6.339" calcext:value-type="float">
            <text:p>-6.339</text:p>
          </table:table-cell>
          <table:table-cell table:style-name="ce2" office:value-type="float" office:value="0.000000000404" calcext:value-type="float">
            <text:p>4.04E-10</text:p>
          </table:table-cell>
          <table:table-cell office:value-type="string" calcext:value-type="string">
            <text:p>***</text:p>
          </table:table-cell>
          <table:table-cell/>
          <table:table-cell table:formula="of:=[.E81]=[.$E$8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-0.0000001184" calcext:value-type="float">
            <text:p>-1.18E-07</text:p>
          </table:table-cell>
          <table:table-cell office:value-type="float" office:value="0.00000006746" calcext:value-type="float">
            <text:p>6.75E-08</text:p>
          </table:table-cell>
          <table:table-cell office:value-type="float" office:value="-1.755" calcext:value-type="float">
            <text:p>-1.755</text:p>
          </table:table-cell>
          <table:table-cell office:value-type="float" office:value="0.079748" calcext:value-type="float">
            <text:p>0.079748</text:p>
          </table:table-cell>
          <table:table-cell office:value-type="string" calcext:value-type="string">
            <text:p>.</text:p>
          </table:table-cell>
          <table:table-cell/>
          <table:table-cell table:formula="of:=[.E82]=[.$E$8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:order</text:p>
          </table:table-cell>
          <table:table-cell office:value-type="float" office:value="0.0000001551" calcext:value-type="float">
            <text:p>1.55E-07</text:p>
          </table:table-cell>
          <table:table-cell office:value-type="float" office:value="0.00000007283" calcext:value-type="float">
            <text:p>7.28E-08</text:p>
          </table:table-cell>
          <table:table-cell office:value-type="float" office:value="2.13" calcext:value-type="float">
            <text:p>2.13</text:p>
          </table:table-cell>
          <table:table-cell office:value-type="float" office:value="0.033525" calcext:value-type="float">
            <text:p>0.033525</text:p>
          </table:table-cell>
          <table:table-cell office:value-type="string" calcext:value-type="string">
            <text:p>*</text:p>
          </table:table-cell>
          <table:table-cell/>
          <table:table-cell table:formula="of:=[.E83]=[.$E$8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4991" calcext:value-type="float">
            <text:p>-4.99E-07</text:p>
          </table:table-cell>
          <table:table-cell office:value-type="float" office:value="0.0000003093" calcext:value-type="float">
            <text:p>3.09E-07</text:p>
          </table:table-cell>
          <table:table-cell office:value-type="float" office:value="-1.613" calcext:value-type="float">
            <text:p>-1.613</text:p>
          </table:table-cell>
          <table:table-cell office:value-type="float" office:value="0.107083" calcext:value-type="float">
            <text:p>0.107083</text:p>
          </table:table-cell>
          <table:table-cell table:number-columns-repeated="2"/>
          <table:table-cell table:formula="of:=[.E84]=[.$E$8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order</text:p>
          </table:table-cell>
          <table:table-cell office:value-type="float" office:value="-0.00000205" calcext:value-type="float">
            <text:p>-2.05E-06</text:p>
          </table:table-cell>
          <table:table-cell office:value-type="float" office:value="0.0000003189" calcext:value-type="float">
            <text:p>3.19E-07</text:p>
          </table:table-cell>
          <table:table-cell office:value-type="float" office:value="-6.428" calcext:value-type="float">
            <text:p>-6.428</text:p>
          </table:table-cell>
          <table:table-cell table:style-name="ce2" office:value-type="float" office:value="0.000000000232" calcext:value-type="float">
            <text:p>2.32E-10</text:p>
          </table:table-cell>
          <table:table-cell office:value-type="string" calcext:value-type="string">
            <text:p>***</text:p>
          </table:table-cell>
          <table:table-cell/>
          <table:table-cell table:formula="of:=[.E85]=[.$E$8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07387" calcext:value-type="float">
            <text:p>7.39E-09</text:p>
          </table:table-cell>
          <table:table-cell office:value-type="float" office:value="0.00000000058" calcext:value-type="float">
            <text:p>5.80E-10</text:p>
          </table:table-cell>
          <table:table-cell office:value-type="float" office:value="12.736" calcext:value-type="float">
            <text:p>12.736</text:p>
          </table:table-cell>
          <table:table-cell office:value-type="string" calcext:value-type="string">
            <text:p>&lt;</text:p>
          </table:table-cell>
          <table:table-cell table:style-name="ce2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6]=[.$E$8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ten_plus:density</text:p>
          </table:table-cell>
          <table:table-cell office:value-type="float" office:value="0.002675" calcext:value-type="float">
            <text:p>2.68E-03</text:p>
          </table:table-cell>
          <table:table-cell office:value-type="float" office:value="0.0004356" calcext:value-type="float">
            <text:p>4.36E-04</text:p>
          </table:table-cell>
          <table:table-cell office:value-type="float" office:value="6.141" calcext:value-type="float">
            <text:p>6.141</text:p>
          </table:table-cell>
          <table:table-cell table:style-name="ce2" office:value-type="float" office:value="0.00000000134" calcext:value-type="float">
            <text:p>1.34E-09</text:p>
          </table:table-cell>
          <table:table-cell office:value-type="string" calcext:value-type="string">
            <text:p>***</text:p>
          </table:table-cell>
          <table:table-cell/>
          <table:table-cell table:formula="of:=[.E87]=[.$E$8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order:density</text:p>
          </table:table-cell>
          <table:table-cell office:value-type="float" office:value="0.003172" calcext:value-type="float">
            <text:p>3.17E-03</text:p>
          </table:table-cell>
          <table:table-cell office:value-type="float" office:value="0.0004626" calcext:value-type="float">
            <text:p>4.63E-04</text:p>
          </table:table-cell>
          <table:table-cell office:value-type="float" office:value="6.858" calcext:value-type="float">
            <text:p>6.858</text:p>
          </table:table-cell>
          <table:table-cell table:style-name="ce2" office:value-type="float" office:value="0.0000000000149" calcext:value-type="float">
            <text:p>1.49E-11</text:p>
          </table:table-cell>
          <table:table-cell office:value-type="string" calcext:value-type="string">
            <text:p>***</text:p>
          </table:table-cell>
          <table:table-cell/>
          <table:table-cell table:formula="of:=[.E88]=[.$E$89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88])" office:value-type="float" office:value="0.983484" calcext:value-type="float">
            <text:p>0.983484</text:p>
          </table:table-cell>
          <table:table-cell table:number-columns-repeated="2"/>
          <table:table-cell table:style-name="Default"/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4" table:default-cell-style-name="Default"/>
        <table:table-column table:style-name="co1" table:default-cell-style-name="ce3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-238.8" calcext:value-type="float">
            <text:p>-2.39E+02</text:p>
          </table:table-cell>
          <table:table-cell office:value-type="float" office:value="176.1" calcext:value-type="float">
            <text:p>1.76E+02</text:p>
          </table:table-cell>
          <table:table-cell office:value-type="float" office:value="-1.356" calcext:value-type="float">
            <text:p>-1.356</text:p>
          </table:table-cell>
          <table:table-cell office:value-type="float" office:value="0.17541" calcext:value-type="float">
            <text:p>0.17541</text:p>
          </table:table-cell>
          <table:table-cell table:number-columns-repeated="2"/>
          <table:table-cell table:formula="of:=[.E2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28.81" calcext:value-type="float">
            <text:p>2.88E+01</text:p>
          </table:table-cell>
          <table:table-cell office:value-type="float" office:value="58.9" calcext:value-type="float">
            <text:p>5.89E+01</text:p>
          </table:table-cell>
          <table:table-cell office:value-type="float" office:value="0.489" calcext:value-type="float">
            <text:p>0.489</text:p>
          </table:table-cell>
          <table:table-cell office:value-type="float" office:value="0.624864" calcext:value-type="float">
            <text:p>0.624864</text:p>
          </table:table-cell>
          <table:table-cell table:number-columns-repeated="2"/>
          <table:table-cell table:formula="of:=[.E3]=[.$E$88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empl_agriculture</text:p>
          </table:table-cell>
          <table:table-cell office:value-type="float" office:value="3.245" calcext:value-type="float">
            <text:p>3.25E+00</text:p>
          </table:table-cell>
          <table:table-cell office:value-type="float" office:value="2.606" calcext:value-type="float">
            <text:p>2.61E+00</text:p>
          </table:table-cell>
          <table:table-cell office:value-type="float" office:value="1.245" calcext:value-type="float">
            <text:p>1.245</text:p>
          </table:table-cell>
          <table:table-cell office:value-type="float" office:value="0.213476" calcext:value-type="float">
            <text:p>0.213476</text:p>
          </table:table-cell>
          <table:table-cell table:number-columns-repeated="2"/>
          <table:table-cell table:formula="of:=[.E4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62.26" calcext:value-type="float">
            <text:p>6.23E+01</text:p>
          </table:table-cell>
          <table:table-cell office:value-type="float" office:value="9.847" calcext:value-type="float">
            <text:p>9.85E+00</text:p>
          </table:table-cell>
          <table:table-cell office:value-type="float" office:value="6.323" calcext:value-type="float">
            <text:p>6.323</text:p>
          </table:table-cell>
          <table:table-cell table:style-name="ce2" office:value-type="float" office:value="0.000000000445" calcext:value-type="float">
            <text:p>4.45E-10</text:p>
          </table:table-cell>
          <table:table-cell office:value-type="string" calcext:value-type="string">
            <text:p>***</text:p>
          </table:table-cell>
          <table:table-cell/>
          <table:table-cell table:formula="of:=[.E5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ocial</text:p>
          </table:table-cell>
          <table:table-cell office:value-type="float" office:value="5.239" calcext:value-type="float">
            <text:p>5.24E+00</text:p>
          </table:table-cell>
          <table:table-cell office:value-type="float" office:value="1.383" calcext:value-type="float">
            <text:p>1.38E+00</text:p>
          </table:table-cell>
          <table:table-cell office:value-type="float" office:value="3.787" calcext:value-type="float">
            <text:p>3.787</text:p>
          </table:table-cell>
          <table:table-cell office:value-type="float" office:value="0.000165" calcext:value-type="float">
            <text:p>0.000165</text:p>
          </table:table-cell>
          <table:table-cell office:value-type="string" calcext:value-type="string">
            <text:p>***</text:p>
          </table:table-cell>
          <table:table-cell/>
          <table:table-cell table:formula="of:=[.E6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9.16" calcext:value-type="float">
            <text:p>1.92E+01</text:p>
          </table:table-cell>
          <table:table-cell office:value-type="float" office:value="5.68" calcext:value-type="float">
            <text:p>5.68E+00</text:p>
          </table:table-cell>
          <table:table-cell office:value-type="float" office:value="3.373" calcext:value-type="float">
            <text:p>3.373</text:p>
          </table:table-cell>
          <table:table-cell office:value-type="float" office:value="0.000783" calcext:value-type="float">
            <text:p>0.000783</text:p>
          </table:table-cell>
          <table:table-cell office:value-type="string" calcext:value-type="string">
            <text:p>***</text:p>
          </table:table-cell>
          <table:table-cell/>
          <table:table-cell table:formula="of:=[.E7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manufacturing</text:p>
          </table:table-cell>
          <table:table-cell office:value-type="float" office:value="2.458" calcext:value-type="float">
            <text:p>2.46E+00</text:p>
          </table:table-cell>
          <table:table-cell office:value-type="float" office:value="0.9002" calcext:value-type="float">
            <text:p>9.00E-01</text:p>
          </table:table-cell>
          <table:table-cell office:value-type="float" office:value="2.731" calcext:value-type="float">
            <text:p>2.731</text:p>
          </table:table-cell>
          <table:table-cell office:value-type="float" office:value="0.006471" calcext:value-type="float">
            <text:p>0.006471</text:p>
          </table:table-cell>
          <table:table-cell office:value-type="string" calcext:value-type="string">
            <text:p>**</text:p>
          </table:table-cell>
          <table:table-cell/>
          <table:table-cell table:formula="of:=[.E8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5.881" calcext:value-type="float">
            <text:p>-5.88E+00</text:p>
          </table:table-cell>
          <table:table-cell office:value-type="float" office:value="3.322" calcext:value-type="float">
            <text:p>3.32E+00</text:p>
          </table:table-cell>
          <table:table-cell office:value-type="float" office:value="-1.77" calcext:value-type="float">
            <text:p>-1.77</text:p>
          </table:table-cell>
          <table:table-cell office:value-type="float" office:value="0.077112" calcext:value-type="float">
            <text:p>0.077112</text:p>
          </table:table-cell>
          <table:table-cell office:value-type="string" calcext:value-type="string">
            <text:p>.</text:p>
          </table:table-cell>
          <table:table-cell/>
          <table:table-cell table:formula="of:=[.E9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18.54" calcext:value-type="float">
            <text:p>1.85E+01</text:p>
          </table:table-cell>
          <table:table-cell office:value-type="float" office:value="5.584" calcext:value-type="float">
            <text:p>5.58E+00</text:p>
          </table:table-cell>
          <table:table-cell office:value-type="float" office:value="3.32" calcext:value-type="float">
            <text:p>3.32</text:p>
          </table:table-cell>
          <table:table-cell office:value-type="float" office:value="0.000944" calcext:value-type="float">
            <text:p>0.000944</text:p>
          </table:table-cell>
          <table:table-cell office:value-type="string" calcext:value-type="string">
            <text:p>***</text:p>
          </table:table-cell>
          <table:table-cell/>
          <table:table-cell table:formula="of:=[.E10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303" calcext:value-type="float">
            <text:p>-1.30E-02</text:p>
          </table:table-cell>
          <table:table-cell office:value-type="float" office:value="0.004851" calcext:value-type="float">
            <text:p>4.85E-03</text:p>
          </table:table-cell>
          <table:table-cell office:value-type="float" office:value="-2.687" calcext:value-type="float">
            <text:p>-2.687</text:p>
          </table:table-cell>
          <table:table-cell office:value-type="float" office:value="0.007374" calcext:value-type="float">
            <text:p>0.007374</text:p>
          </table:table-cell>
          <table:table-cell office:value-type="string" calcext:value-type="string">
            <text:p>**</text:p>
          </table:table-cell>
          <table:table-cell/>
          <table:table-cell table:formula="of:=[.E11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public_transp</text:p>
          </table:table-cell>
          <table:table-cell office:value-type="float" office:value="-42.29" calcext:value-type="float">
            <text:p>-4.23E+01</text:p>
          </table:table-cell>
          <table:table-cell office:value-type="float" office:value="13.46" calcext:value-type="float">
            <text:p>1.35E+01</text:p>
          </table:table-cell>
          <table:table-cell office:value-type="float" office:value="-3.141" calcext:value-type="float">
            <text:p>-3.141</text:p>
          </table:table-cell>
          <table:table-cell office:value-type="float" office:value="0.001749" calcext:value-type="float">
            <text:p>0.001749</text:p>
          </table:table-cell>
          <table:table-cell office:value-type="string" calcext:value-type="string">
            <text:p>**</text:p>
          </table:table-cell>
          <table:table-cell/>
          <table:table-cell table:formula="of:=[.E12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</text:p>
          </table:table-cell>
          <table:table-cell office:value-type="float" office:value="-0.0003488" calcext:value-type="float">
            <text:p>-3.49E-04</text:p>
          </table:table-cell>
          <table:table-cell office:value-type="float" office:value="0.00007357" calcext:value-type="float">
            <text:p>7.36E-05</text:p>
          </table:table-cell>
          <table:table-cell office:value-type="float" office:value="-4.742" calcext:value-type="float">
            <text:p>-4.742</text:p>
          </table:table-cell>
          <table:table-cell table:style-name="ce2" office:value-type="float" office:value="0.00000255" calcext:value-type="float">
            <text:p>2.55E-06</text:p>
          </table:table-cell>
          <table:table-cell office:value-type="string" calcext:value-type="string">
            <text:p>***</text:p>
          </table:table-cell>
          <table:table-cell/>
          <table:table-cell table:formula="of:=[.E13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_65_plus</text:p>
          </table:table-cell>
          <table:table-cell office:value-type="float" office:value="2.459" calcext:value-type="float">
            <text:p>2.46E+00</text:p>
          </table:table-cell>
          <table:table-cell office:value-type="float" office:value="2.483" calcext:value-type="float">
            <text:p>2.48E+00</text:p>
          </table:table-cell>
          <table:table-cell office:value-type="float" office:value="0.991" calcext:value-type="float">
            <text:p>0.991</text:p>
          </table:table-cell>
          <table:table-cell office:value-type="float" office:value="0.322235" calcext:value-type="float">
            <text:p>0.322235</text:p>
          </table:table-cell>
          <table:table-cell table:number-columns-repeated="2"/>
          <table:table-cell table:formula="of:=[.E14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0.00004412" calcext:value-type="float">
            <text:p>4.41E-05</text:p>
          </table:table-cell>
          <table:table-cell office:value-type="float" office:value="0.0000233" calcext:value-type="float">
            <text:p>2.33E-05</text:p>
          </table:table-cell>
          <table:table-cell office:value-type="float" office:value="1.893" calcext:value-type="float">
            <text:p>1.893</text:p>
          </table:table-cell>
          <table:table-cell office:value-type="float" office:value="0.05874" calcext:value-type="float">
            <text:p>0.05874</text:p>
          </table:table-cell>
          <table:table-cell office:value-type="string" calcext:value-type="string">
            <text:p>.</text:p>
          </table:table-cell>
          <table:table-cell/>
          <table:table-cell table:formula="of:=[.E15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03217" calcext:value-type="float">
            <text:p>3.22E-05</text:p>
          </table:table-cell>
          <table:table-cell office:value-type="float" office:value="0.00003005" calcext:value-type="float">
            <text:p>3.01E-05</text:p>
          </table:table-cell>
          <table:table-cell office:value-type="float" office:value="1.07" calcext:value-type="float">
            <text:p>1.07</text:p>
          </table:table-cell>
          <table:table-cell office:value-type="float" office:value="0.284834" calcext:value-type="float">
            <text:p>0.284834</text:p>
          </table:table-cell>
          <table:table-cell table:number-columns-repeated="2"/>
          <table:table-cell table:formula="of:=[.E16]=[.$E$8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n_plus</text:p>
          </table:table-cell>
          <table:table-cell office:value-type="float" office:value="-9.812" calcext:value-type="float">
            <text:p>-9.81E+00</text:p>
          </table:table-cell>
          <table:table-cell office:value-type="float" office:value="3.718" calcext:value-type="float">
            <text:p>3.72E+00</text:p>
          </table:table-cell>
          <table:table-cell office:value-type="float" office:value="-2.639" calcext:value-type="float">
            <text:p>-2.639</text:p>
          </table:table-cell>
          <table:table-cell office:value-type="float" office:value="0.008496" calcext:value-type="float">
            <text:p>0.008496</text:p>
          </table:table-cell>
          <table:table-cell office:value-type="string" calcext:value-type="string">
            <text:p>**</text:p>
          </table:table-cell>
          <table:table-cell/>
          <table:table-cell table:formula="of:=[.E17]=[.$E$8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office:value-type="float" office:value="-1.306" calcext:value-type="float">
            <text:p>-1.31E+00</text:p>
          </table:table-cell>
          <table:table-cell office:value-type="float" office:value="0.9166" calcext:value-type="float">
            <text:p>9.17E-01</text:p>
          </table:table-cell>
          <table:table-cell office:value-type="float" office:value="-1.425" calcext:value-type="float">
            <text:p>-1.425</text:p>
          </table:table-cell>
          <table:table-cell office:value-type="float" office:value="0.15451" calcext:value-type="float">
            <text:p>0.15451</text:p>
          </table:table-cell>
          <table:table-cell table:number-columns-repeated="2"/>
          <table:table-cell table:formula="of:=[.E18]=[.$E$8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-0.1802" calcext:value-type="float">
            <text:p>-1.80E-01</text:p>
          </table:table-cell>
          <table:table-cell office:value-type="float" office:value="0.03624" calcext:value-type="float">
            <text:p>3.62E-02</text:p>
          </table:table-cell>
          <table:table-cell office:value-type="float" office:value="-4.972" calcext:value-type="float">
            <text:p>-4.972</text:p>
          </table:table-cell>
          <table:table-cell table:style-name="ce2" office:value-type="float" office:value="0.000000824" calcext:value-type="float">
            <text:p>8.24E-07</text:p>
          </table:table-cell>
          <table:table-cell office:value-type="string" calcext:value-type="string">
            <text:p>***</text:p>
          </table:table-cell>
          <table:table-cell/>
          <table:table-cell table:formula="of:=[.E19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13.43" calcext:value-type="float">
            <text:p>-1.34E+01</text:p>
          </table:table-cell>
          <table:table-cell office:value-type="float" office:value="2.729" calcext:value-type="float">
            <text:p>2.73E+00</text:p>
          </table:table-cell>
          <table:table-cell office:value-type="float" office:value="-4.92" calcext:value-type="float">
            <text:p>-4.92</text:p>
          </table:table-cell>
          <table:table-cell table:style-name="ce2" office:value-type="float" office:value="0.00000107" calcext:value-type="float">
            <text:p>1.07E-06</text:p>
          </table:table-cell>
          <table:table-cell office:value-type="string" calcext:value-type="string">
            <text:p>***</text:p>
          </table:table-cell>
          <table:table-cell/>
          <table:table-cell table:formula="of:=[.E20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4.583" calcext:value-type="float">
            <text:p>-4.58E+00</text:p>
          </table:table-cell>
          <table:table-cell office:value-type="float" office:value="1.793" calcext:value-type="float">
            <text:p>1.79E+00</text:p>
          </table:table-cell>
          <table:table-cell office:value-type="float" office:value="-2.556" calcext:value-type="float">
            <text:p>-2.556</text:p>
          </table:table-cell>
          <table:table-cell office:value-type="float" office:value="0.010789" calcext:value-type="float">
            <text:p>0.010789</text:p>
          </table:table-cell>
          <table:table-cell office:value-type="string" calcext:value-type="string">
            <text:p>*</text:p>
          </table:table-cell>
          <table:table-cell/>
          <table:table-cell table:formula="of:=[.E21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fam_poverty</text:p>
          </table:table-cell>
          <table:table-cell office:value-type="float" office:value="-3.399" calcext:value-type="float">
            <text:p>-3.40E+00</text:p>
          </table:table-cell>
          <table:table-cell office:value-type="float" office:value="1.69" calcext:value-type="float">
            <text:p>1.69E+00</text:p>
          </table:table-cell>
          <table:table-cell office:value-type="float" office:value="-2.011" calcext:value-type="float">
            <text:p>-2.011</text:p>
          </table:table-cell>
          <table:table-cell office:value-type="float" office:value="0.044708" calcext:value-type="float">
            <text:p>0.044708</text:p>
          </table:table-cell>
          <table:table-cell office:value-type="string" calcext:value-type="string">
            <text:p>*</text:p>
          </table:table-cell>
          <table:table-cell/>
          <table:table-cell table:formula="of:=[.E22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203" calcext:value-type="float">
            <text:p>3.20E-03</text:p>
          </table:table-cell>
          <table:table-cell office:value-type="float" office:value="0.001575" calcext:value-type="float">
            <text:p>1.58E-03</text:p>
          </table:table-cell>
          <table:table-cell office:value-type="float" office:value="2.034" calcext:value-type="float">
            <text:p>2.034</text:p>
          </table:table-cell>
          <table:table-cell office:value-type="float" office:value="0.042356" calcext:value-type="float">
            <text:p>0.042356</text:p>
          </table:table-cell>
          <table:table-cell office:value-type="string" calcext:value-type="string">
            <text:p>*</text:p>
          </table:table-cell>
          <table:table-cell/>
          <table:table-cell table:formula="of:=[.E23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14.73" calcext:value-type="float">
            <text:p>1.47E+01</text:p>
          </table:table-cell>
          <table:table-cell office:value-type="float" office:value="3.777" calcext:value-type="float">
            <text:p>3.78E+00</text:p>
          </table:table-cell>
          <table:table-cell office:value-type="float" office:value="3.899" calcext:value-type="float">
            <text:p>3.899</text:p>
          </table:table-cell>
          <table:table-cell office:value-type="float" office:value="0.000106" calcext:value-type="float">
            <text:p>0.000106</text:p>
          </table:table-cell>
          <table:table-cell office:value-type="string" calcext:value-type="string">
            <text:p>***</text:p>
          </table:table-cell>
          <table:table-cell/>
          <table:table-cell table:formula="of:=[.E24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1652" calcext:value-type="float">
            <text:p>-1.65E-05</text:p>
          </table:table-cell>
          <table:table-cell office:value-type="float" office:value="0.000005576" calcext:value-type="float">
            <text:p>5.58E-06</text:p>
          </table:table-cell>
          <table:table-cell office:value-type="float" office:value="-2.963" calcext:value-type="float">
            <text:p>-2.963</text:p>
          </table:table-cell>
          <table:table-cell office:value-type="float" office:value="0.003149" calcext:value-type="float">
            <text:p>0.003149</text:p>
          </table:table-cell>
          <table:table-cell office:value-type="string" calcext:value-type="string">
            <text:p>**</text:p>
          </table:table-cell>
          <table:table-cell/>
          <table:table-cell table:formula="of:=[.E25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ten_plus</text:p>
          </table:table-cell>
          <table:table-cell office:value-type="float" office:value="3.478" calcext:value-type="float">
            <text:p>3.48E+00</text:p>
          </table:table-cell>
          <table:table-cell office:value-type="float" office:value="1.084" calcext:value-type="float">
            <text:p>1.08E+00</text:p>
          </table:table-cell>
          <table:table-cell office:value-type="float" office:value="3.209" calcext:value-type="float">
            <text:p>3.209</text:p>
          </table:table-cell>
          <table:table-cell office:value-type="float" office:value="0.001388" calcext:value-type="float">
            <text:p>0.001388</text:p>
          </table:table-cell>
          <table:table-cell office:value-type="string" calcext:value-type="string">
            <text:p>**</text:p>
          </table:table-cell>
          <table:table-cell/>
          <table:table-cell table:formula="of:=[.E26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0.04723" calcext:value-type="float">
            <text:p>4.72E-02</text:p>
          </table:table-cell>
          <table:table-cell office:value-type="float" office:value="0.01217" calcext:value-type="float">
            <text:p>1.22E-02</text:p>
          </table:table-cell>
          <table:table-cell office:value-type="float" office:value="3.881" calcext:value-type="float">
            <text:p>3.881</text:p>
          </table:table-cell>
          <table:table-cell office:value-type="float" office:value="0.000113" calcext:value-type="float">
            <text:p>0.000113</text:p>
          </table:table-cell>
          <table:table-cell office:value-type="string" calcext:value-type="string">
            <text:p>***</text:p>
          </table:table-cell>
          <table:table-cell/>
          <table:table-cell table:formula="of:=[.E27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empl_professional</text:p>
          </table:table-cell>
          <table:table-cell office:value-type="float" office:value="0.3963" calcext:value-type="float">
            <text:p>3.96E-01</text:p>
          </table:table-cell>
          <table:table-cell office:value-type="float" office:value="0.2389" calcext:value-type="float">
            <text:p>2.39E-01</text:p>
          </table:table-cell>
          <table:table-cell office:value-type="float" office:value="1.659" calcext:value-type="float">
            <text:p>1.659</text:p>
          </table:table-cell>
          <table:table-cell office:value-type="float" office:value="0.097618" calcext:value-type="float">
            <text:p>0.097618</text:p>
          </table:table-cell>
          <table:table-cell office:value-type="string" calcext:value-type="string">
            <text:p>.</text:p>
          </table:table-cell>
          <table:table-cell/>
          <table:table-cell table:formula="of:=[.E28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population</text:p>
          </table:table-cell>
          <table:table-cell office:value-type="float" office:value="-0.000006238" calcext:value-type="float">
            <text:p>-6.24E-06</text:p>
          </table:table-cell>
          <table:table-cell office:value-type="float" office:value="0.000002449" calcext:value-type="float">
            <text:p>2.45E-06</text:p>
          </table:table-cell>
          <table:table-cell office:value-type="float" office:value="-2.547" calcext:value-type="float">
            <text:p>-2.547</text:p>
          </table:table-cell>
          <table:table-cell office:value-type="float" office:value="0.011057" calcext:value-type="float">
            <text:p>0.011057</text:p>
          </table:table-cell>
          <table:table-cell office:value-type="string" calcext:value-type="string">
            <text:p>*</text:p>
          </table:table-cell>
          <table:table-cell/>
          <table:table-cell table:formula="of:=[.E29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op_65_plus</text:p>
          </table:table-cell>
          <table:table-cell office:value-type="float" office:value="-0.2498" calcext:value-type="float">
            <text:p>-2.50E-01</text:p>
          </table:table-cell>
          <table:table-cell office:value-type="float" office:value="0.1406" calcext:value-type="float">
            <text:p>1.41E-01</text:p>
          </table:table-cell>
          <table:table-cell office:value-type="float" office:value="-1.776" calcext:value-type="float">
            <text:p>-1.776</text:p>
          </table:table-cell>
          <table:table-cell office:value-type="float" office:value="0.076124" calcext:value-type="float">
            <text:p>0.076124</text:p>
          </table:table-cell>
          <table:table-cell office:value-type="string" calcext:value-type="string">
            <text:p>.</text:p>
          </table:table-cell>
          <table:table-cell/>
          <table:table-cell table:formula="of:=[.E30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intl_passengers</text:p>
          </table:table-cell>
          <table:table-cell office:value-type="float" office:value="-0.00000337" calcext:value-type="float">
            <text:p>-3.37E-06</text:p>
          </table:table-cell>
          <table:table-cell office:value-type="float" office:value="0.000001234" calcext:value-type="float">
            <text:p>1.23E-06</text:p>
          </table:table-cell>
          <table:table-cell office:value-type="float" office:value="-2.73" calcext:value-type="float">
            <text:p>-2.73</text:p>
          </table:table-cell>
          <table:table-cell office:value-type="float" office:value="0.006483" calcext:value-type="float">
            <text:p>0.006483</text:p>
          </table:table-cell>
          <table:table-cell office:value-type="string" calcext:value-type="string">
            <text:p>**</text:p>
          </table:table-cell>
          <table:table-cell/>
          <table:table-cell table:formula="of:=[.E31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density</text:p>
          </table:table-cell>
          <table:table-cell office:value-type="float" office:value="-0.009656" calcext:value-type="float">
            <text:p>-9.66E-03</text:p>
          </table:table-cell>
          <table:table-cell office:value-type="float" office:value="0.003341" calcext:value-type="float">
            <text:p>3.34E-03</text:p>
          </table:table-cell>
          <table:table-cell office:value-type="float" office:value="-2.89" calcext:value-type="float">
            <text:p>-2.89</text:p>
          </table:table-cell>
          <table:table-cell office:value-type="float" office:value="0.003965" calcext:value-type="float">
            <text:p>0.003965</text:p>
          </table:table-cell>
          <table:table-cell office:value-type="string" calcext:value-type="string">
            <text:p>**</text:p>
          </table:table-cell>
          <table:table-cell/>
          <table:table-cell table:formula="of:=[.E32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3175" calcext:value-type="float">
            <text:p>-3.18E-01</text:p>
          </table:table-cell>
          <table:table-cell office:value-type="float" office:value="0.1073" calcext:value-type="float">
            <text:p>1.07E-01</text:p>
          </table:table-cell>
          <table:table-cell office:value-type="float" office:value="-2.959" calcext:value-type="float">
            <text:p>-2.959</text:p>
          </table:table-cell>
          <table:table-cell office:value-type="float" office:value="0.003189" calcext:value-type="float">
            <text:p>0.003189</text:p>
          </table:table-cell>
          <table:table-cell office:value-type="string" calcext:value-type="string">
            <text:p>**</text:p>
          </table:table-cell>
          <table:table-cell/>
          <table:table-cell table:formula="of:=[.E33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2074" calcext:value-type="float">
            <text:p>-2.07E-01</text:p>
          </table:table-cell>
          <table:table-cell office:value-type="float" office:value="0.09745" calcext:value-type="float">
            <text:p>9.75E-02</text:p>
          </table:table-cell>
          <table:table-cell office:value-type="float" office:value="-2.128" calcext:value-type="float">
            <text:p>-2.128</text:p>
          </table:table-cell>
          <table:table-cell office:value-type="float" office:value="0.033683" calcext:value-type="float">
            <text:p>0.033683</text:p>
          </table:table-cell>
          <table:table-cell office:value-type="string" calcext:value-type="string">
            <text:p>*</text:p>
          </table:table-cell>
          <table:table-cell/>
          <table:table-cell table:formula="of:=[.E34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public_transp</text:p>
          </table:table-cell>
          <table:table-cell office:value-type="float" office:value="-0.644" calcext:value-type="float">
            <text:p>-6.44E-01</text:p>
          </table:table-cell>
          <table:table-cell office:value-type="float" office:value="0.3342" calcext:value-type="float">
            <text:p>3.34E-01</text:p>
          </table:table-cell>
          <table:table-cell office:value-type="float" office:value="-1.927" calcext:value-type="float">
            <text:p>-1.927</text:p>
          </table:table-cell>
          <table:table-cell office:value-type="float" office:value="0.054353" calcext:value-type="float">
            <text:p>0.054353</text:p>
          </table:table-cell>
          <table:table-cell office:value-type="string" calcext:value-type="string">
            <text:p>.</text:p>
          </table:table-cell>
          <table:table-cell/>
          <table:table-cell table:formula="of:=[.E35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565" calcext:value-type="float">
            <text:p>-1.57E-05</text:p>
          </table:table-cell>
          <table:table-cell office:value-type="float" office:value="0.000002498" calcext:value-type="float">
            <text:p>2.50E-06</text:p>
          </table:table-cell>
          <table:table-cell office:value-type="float" office:value="-6.266" calcext:value-type="float">
            <text:p>-6.266</text:p>
          </table:table-cell>
          <table:table-cell table:style-name="ce2" office:value-type="float" office:value="0.000000000632" calcext:value-type="float">
            <text:p>6.32E-10</text:p>
          </table:table-cell>
          <table:table-cell office:value-type="string" calcext:value-type="string">
            <text:p>***</text:p>
          </table:table-cell>
          <table:table-cell/>
          <table:table-cell table:formula="of:=[.E36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8409" calcext:value-type="float">
            <text:p>-8.41E-01</text:p>
          </table:table-cell>
          <table:table-cell office:value-type="float" office:value="0.1685" calcext:value-type="float">
            <text:p>1.69E-01</text:p>
          </table:table-cell>
          <table:table-cell office:value-type="float" office:value="-4.992" calcext:value-type="float">
            <text:p>-4.992</text:p>
          </table:table-cell>
          <table:table-cell table:style-name="ce2" office:value-type="float" office:value="0.000000748" calcext:value-type="float">
            <text:p>7.48E-07</text:p>
          </table:table-cell>
          <table:table-cell office:value-type="string" calcext:value-type="string">
            <text:p>***</text:p>
          </table:table-cell>
          <table:table-cell/>
          <table:table-cell table:formula="of:=[.E37]=[.$E$88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2484" calcext:value-type="float">
            <text:p>2.48E-07</text:p>
          </table:table-cell>
          <table:table-cell office:value-type="float" office:value="0.00000009182" calcext:value-type="float">
            <text:p>9.18E-08</text:p>
          </table:table-cell>
          <table:table-cell office:value-type="float" office:value="2.705" calcext:value-type="float">
            <text:p>2.705</text:p>
          </table:table-cell>
          <table:table-cell office:value-type="float" office:value="0.006987" calcext:value-type="float">
            <text:p>0.006987</text:p>
          </table:table-cell>
          <table:table-cell office:value-type="string" calcext:value-type="string">
            <text:p>**</text:p>
          </table:table-cell>
          <table:table-cell/>
          <table:table-cell table:formula="of:=[.E38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ten_plus</text:p>
          </table:table-cell>
          <table:table-cell office:value-type="float" office:value="-0.1406" calcext:value-type="float">
            <text:p>-1.41E-01</text:p>
          </table:table-cell>
          <table:table-cell office:value-type="float" office:value="0.08336" calcext:value-type="float">
            <text:p>8.34E-02</text:p>
          </table:table-cell>
          <table:table-cell office:value-type="float" office:value="-1.687" calcext:value-type="float">
            <text:p>-1.687</text:p>
          </table:table-cell>
          <table:table-cell office:value-type="float" office:value="0.091993" calcext:value-type="float">
            <text:p>0.091993</text:p>
          </table:table-cell>
          <table:table-cell office:value-type="string" calcext:value-type="string">
            <text:p>.</text:p>
          </table:table-cell>
          <table:table-cell/>
          <table:table-cell table:formula="of:=[.E39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prc_fam_poverty</text:p>
          </table:table-cell>
          <table:table-cell office:value-type="float" office:value="-0.2631" calcext:value-type="float">
            <text:p>-2.63E-01</text:p>
          </table:table-cell>
          <table:table-cell office:value-type="float" office:value="0.06913" calcext:value-type="float">
            <text:p>6.91E-02</text:p>
          </table:table-cell>
          <table:table-cell office:value-type="float" office:value="-3.805" calcext:value-type="float">
            <text:p>-3.805</text:p>
          </table:table-cell>
          <table:table-cell office:value-type="float" office:value="0.000154" calcext:value-type="float">
            <text:p>0.000154</text:p>
          </table:table-cell>
          <table:table-cell office:value-type="string" calcext:value-type="string">
            <text:p>***</text:p>
          </table:table-cell>
          <table:table-cell/>
          <table:table-cell table:formula="of:=[.E40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population</text:p>
          </table:table-cell>
          <table:table-cell office:value-type="float" office:value="0.000003624" calcext:value-type="float">
            <text:p>3.62E-06</text:p>
          </table:table-cell>
          <table:table-cell office:value-type="float" office:value="0.00000189" calcext:value-type="float">
            <text:p>1.89E-06</text:p>
          </table:table-cell>
          <table:table-cell office:value-type="float" office:value="1.918" calcext:value-type="float">
            <text:p>1.918</text:p>
          </table:table-cell>
          <table:table-cell office:value-type="float" office:value="0.055519" calcext:value-type="float">
            <text:p>0.055519</text:p>
          </table:table-cell>
          <table:table-cell office:value-type="string" calcext:value-type="string">
            <text:p>.</text:p>
          </table:table-cell>
          <table:table-cell/>
          <table:table-cell table:formula="of:=[.E41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ocial:domestic_passengers</text:p>
          </table:table-cell>
          <table:table-cell office:value-type="float" office:value="-0.0000004989" calcext:value-type="float">
            <text:p>-4.99E-07</text:p>
          </table:table-cell>
          <table:table-cell office:value-type="float" office:value="0.0000001084" calcext:value-type="float">
            <text:p>1.08E-07</text:p>
          </table:table-cell>
          <table:table-cell office:value-type="float" office:value="-4.602" calcext:value-type="float">
            <text:p>-4.602</text:p>
          </table:table-cell>
          <table:table-cell table:style-name="ce2" office:value-type="float" office:value="0.00000492" calcext:value-type="float">
            <text:p>4.92E-06</text:p>
          </table:table-cell>
          <table:table-cell office:value-type="string" calcext:value-type="string">
            <text:p>***</text:p>
          </table:table-cell>
          <table:table-cell/>
          <table:table-cell table:formula="of:=[.E42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intl_passengers</text:p>
          </table:table-cell>
          <table:table-cell office:value-type="float" office:value="0.000003005" calcext:value-type="float">
            <text:p>3.01E-06</text:p>
          </table:table-cell>
          <table:table-cell office:value-type="float" office:value="0.0000006365" calcext:value-type="float">
            <text:p>6.37E-07</text:p>
          </table:table-cell>
          <table:table-cell office:value-type="float" office:value="4.721" calcext:value-type="float">
            <text:p>4.721</text:p>
          </table:table-cell>
          <table:table-cell table:style-name="ce2" office:value-type="float" office:value="0.00000281" calcext:value-type="float">
            <text:p>2.81E-06</text:p>
          </table:table-cell>
          <table:table-cell office:value-type="string" calcext:value-type="string">
            <text:p>***</text:p>
          </table:table-cell>
          <table:table-cell/>
          <table:table-cell table:formula="of:=[.E43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public_transp</text:p>
          </table:table-cell>
          <table:table-cell office:value-type="float" office:value="-0.8527" calcext:value-type="float">
            <text:p>-8.53E-01</text:p>
          </table:table-cell>
          <table:table-cell office:value-type="float" office:value="0.306" calcext:value-type="float">
            <text:p>3.06E-01</text:p>
          </table:table-cell>
          <table:table-cell office:value-type="float" office:value="-2.787" calcext:value-type="float">
            <text:p>-2.787</text:p>
          </table:table-cell>
          <table:table-cell office:value-type="float" office:value="0.005457" calcext:value-type="float">
            <text:p>0.005457</text:p>
          </table:table-cell>
          <table:table-cell office:value-type="string" calcext:value-type="string">
            <text:p>**</text:p>
          </table:table-cell>
          <table:table-cell/>
          <table:table-cell table:formula="of:=[.E44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7728" calcext:value-type="float">
            <text:p>-7.73E-06</text:p>
          </table:table-cell>
          <table:table-cell office:value-type="float" office:value="0.000001865" calcext:value-type="float">
            <text:p>1.87E-06</text:p>
          </table:table-cell>
          <table:table-cell office:value-type="float" office:value="-4.143" calcext:value-type="float">
            <text:p>-4.143</text:p>
          </table:table-cell>
          <table:table-cell table:style-name="ce2" office:value-type="float" office:value="0.0000382" calcext:value-type="float">
            <text:p>3.82E-05</text:p>
          </table:table-cell>
          <table:table-cell office:value-type="string" calcext:value-type="string">
            <text:p>***</text:p>
          </table:table-cell>
          <table:table-cell/>
          <table:table-cell table:formula="of:=[.E45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3339" calcext:value-type="float">
            <text:p>-3.34E-01</text:p>
          </table:table-cell>
          <table:table-cell office:value-type="float" office:value="0.123" calcext:value-type="float">
            <text:p>1.23E-01</text:p>
          </table:table-cell>
          <table:table-cell office:value-type="float" office:value="-2.716" calcext:value-type="float">
            <text:p>-2.716</text:p>
          </table:table-cell>
          <table:table-cell office:value-type="float" office:value="0.006772" calcext:value-type="float">
            <text:p>0.006772</text:p>
          </table:table-cell>
          <table:table-cell office:value-type="string" calcext:value-type="string">
            <text:p>**</text:p>
          </table:table-cell>
          <table:table-cell/>
          <table:table-cell table:formula="of:=[.E46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264" calcext:value-type="float">
            <text:p>1.26E-06</text:p>
          </table:table-cell>
          <table:table-cell office:value-type="float" office:value="0.0000001927" calcext:value-type="float">
            <text:p>1.93E-07</text:p>
          </table:table-cell>
          <table:table-cell office:value-type="float" office:value="6.56" calcext:value-type="float">
            <text:p>6.56</text:p>
          </table:table-cell>
          <table:table-cell table:style-name="ce2" office:value-type="float" office:value="0.000000000102" calcext:value-type="float">
            <text:p>1.02E-10</text:p>
          </table:table-cell>
          <table:table-cell office:value-type="string" calcext:value-type="string">
            <text:p>***</text:p>
          </table:table-cell>
          <table:table-cell/>
          <table:table-cell table:formula="of:=[.E47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779" calcext:value-type="float">
            <text:p>-5.78E-06</text:p>
          </table:table-cell>
          <table:table-cell office:value-type="float" office:value="0.000001037" calcext:value-type="float">
            <text:p>1.04E-06</text:p>
          </table:table-cell>
          <table:table-cell office:value-type="float" office:value="-5.574" calcext:value-type="float">
            <text:p>-5.574</text:p>
          </table:table-cell>
          <table:table-cell table:style-name="ce2" office:value-type="float" office:value="0.0000000349" calcext:value-type="float">
            <text:p>3.49E-08</text:p>
          </table:table-cell>
          <table:table-cell office:value-type="string" calcext:value-type="string">
            <text:p>***</text:p>
          </table:table-cell>
          <table:table-cell/>
          <table:table-cell table:formula="of:=[.E48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rc_public_transp</text:p>
          </table:table-cell>
          <table:table-cell office:value-type="float" office:value="-0.9968" calcext:value-type="float">
            <text:p>-9.97E-01</text:p>
          </table:table-cell>
          <table:table-cell office:value-type="float" office:value="0.2194" calcext:value-type="float">
            <text:p>2.19E-01</text:p>
          </table:table-cell>
          <table:table-cell office:value-type="float" office:value="-4.542" calcext:value-type="float">
            <text:p>-4.542</text:p>
          </table:table-cell>
          <table:table-cell table:style-name="ce2" office:value-type="float" office:value="0.0000065" calcext:value-type="float">
            <text:p>6.50E-06</text:p>
          </table:table-cell>
          <table:table-cell office:value-type="string" calcext:value-type="string">
            <text:p>***</text:p>
          </table:table-cell>
          <table:table-cell/>
          <table:table-cell table:formula="of:=[.E49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opulation</text:p>
          </table:table-cell>
          <table:table-cell office:value-type="float" office:value="0.00001719" calcext:value-type="float">
            <text:p>1.72E-05</text:p>
          </table:table-cell>
          <table:table-cell office:value-type="float" office:value="0.000001511" calcext:value-type="float">
            <text:p>1.51E-06</text:p>
          </table:table-cell>
          <table:table-cell office:value-type="float" office:value="11.374" calcext:value-type="float">
            <text:p>11.374</text:p>
          </table:table-cell>
          <table:table-cell office:value-type="string" calcext:value-type="string">
            <text:p>&lt;</text:p>
          </table:table-cell>
          <table:table-cell table:style-name="ce2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0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intl_passengers</text:p>
          </table:table-cell>
          <table:table-cell office:value-type="float" office:value="0.000001474" calcext:value-type="float">
            <text:p>1.47E-06</text:p>
          </table:table-cell>
          <table:table-cell office:value-type="float" office:value="0.0000004158" calcext:value-type="float">
            <text:p>4.16E-07</text:p>
          </table:table-cell>
          <table:table-cell office:value-type="float" office:value="3.545" calcext:value-type="float">
            <text:p>3.545</text:p>
          </table:table-cell>
          <table:table-cell office:value-type="float" office:value="0.000418" calcext:value-type="float">
            <text:p>0.000418</text:p>
          </table:table-cell>
          <table:table-cell office:value-type="string" calcext:value-type="string">
            <text:p>***</text:p>
          </table:table-cell>
          <table:table-cell/>
          <table:table-cell table:formula="of:=[.E51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1482" calcext:value-type="float">
            <text:p>-1.48E-01</text:p>
          </table:table-cell>
          <table:table-cell office:value-type="float" office:value="0.04207" calcext:value-type="float">
            <text:p>4.21E-02</text:p>
          </table:table-cell>
          <table:table-cell office:value-type="float" office:value="-3.524" calcext:value-type="float">
            <text:p>-3.524</text:p>
          </table:table-cell>
          <table:table-cell office:value-type="float" office:value="0.000452" calcext:value-type="float">
            <text:p>0.000452</text:p>
          </table:table-cell>
          <table:table-cell office:value-type="string" calcext:value-type="string">
            <text:p>***</text:p>
          </table:table-cell>
          <table:table-cell/>
          <table:table-cell table:formula="of:=[.E52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621" calcext:value-type="float">
            <text:p>2.62E-04</text:p>
          </table:table-cell>
          <table:table-cell office:value-type="float" office:value="0.0001158" calcext:value-type="float">
            <text:p>1.16E-04</text:p>
          </table:table-cell>
          <table:table-cell office:value-type="float" office:value="2.263" calcext:value-type="float">
            <text:p>2.263</text:p>
          </table:table-cell>
          <table:table-cell office:value-type="float" office:value="0.023918" calcext:value-type="float">
            <text:p>0.023918</text:p>
          </table:table-cell>
          <table:table-cell office:value-type="string" calcext:value-type="string">
            <text:p>*</text:p>
          </table:table-cell>
          <table:table-cell/>
          <table:table-cell table:formula="of:=[.E53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7581" calcext:value-type="float">
            <text:p>-7.58E-01</text:p>
          </table:table-cell>
          <table:table-cell office:value-type="float" office:value="0.5211" calcext:value-type="float">
            <text:p>5.21E-01</text:p>
          </table:table-cell>
          <table:table-cell office:value-type="float" office:value="-1.455" calcext:value-type="float">
            <text:p>-1.455</text:p>
          </table:table-cell>
          <table:table-cell office:value-type="float" office:value="0.146164" calcext:value-type="float">
            <text:p>0.146164</text:p>
          </table:table-cell>
          <table:table-cell table:number-columns-repeated="2"/>
          <table:table-cell table:formula="of:=[.E54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domestic_passengers</text:p>
          </table:table-cell>
          <table:table-cell office:value-type="float" office:value="-0.0000002845" calcext:value-type="float">
            <text:p>-2.85E-07</text:p>
          </table:table-cell>
          <table:table-cell office:value-type="float" office:value="0.0000001673" calcext:value-type="float">
            <text:p>1.67E-07</text:p>
          </table:table-cell>
          <table:table-cell office:value-type="float" office:value="-1.7" calcext:value-type="float">
            <text:p>-1.7</text:p>
          </table:table-cell>
          <table:table-cell office:value-type="float" office:value="0.089521" calcext:value-type="float">
            <text:p>0.089521</text:p>
          </table:table-cell>
          <table:table-cell office:value-type="string" calcext:value-type="string">
            <text:p>.</text:p>
          </table:table-cell>
          <table:table-cell/>
          <table:table-cell table:formula="of:=[.E55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367" calcext:value-type="float">
            <text:p>-3.67E-03</text:p>
          </table:table-cell>
          <table:table-cell office:value-type="float" office:value="0.001573" calcext:value-type="float">
            <text:p>1.57E-03</text:p>
          </table:table-cell>
          <table:table-cell office:value-type="float" office:value="-2.334" calcext:value-type="float">
            <text:p>-2.334</text:p>
          </table:table-cell>
          <table:table-cell office:value-type="float" office:value="0.019878" calcext:value-type="float">
            <text:p>0.019878</text:p>
          </table:table-cell>
          <table:table-cell office:value-type="string" calcext:value-type="string">
            <text:p>*</text:p>
          </table:table-cell>
          <table:table-cell/>
          <table:table-cell table:formula="of:=[.E56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2395" calcext:value-type="float">
            <text:p>-2.40E-04</text:p>
          </table:table-cell>
          <table:table-cell office:value-type="float" office:value="0.00006215" calcext:value-type="float">
            <text:p>6.22E-05</text:p>
          </table:table-cell>
          <table:table-cell office:value-type="float" office:value="-3.853" calcext:value-type="float">
            <text:p>-3.853</text:p>
          </table:table-cell>
          <table:table-cell office:value-type="float" office:value="0.000127" calcext:value-type="float">
            <text:p>0.000127</text:p>
          </table:table-cell>
          <table:table-cell office:value-type="string" calcext:value-type="string">
            <text:p>***</text:p>
          </table:table-cell>
          <table:table-cell/>
          <table:table-cell table:formula="of:=[.E57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2.527" calcext:value-type="float">
            <text:p>2.53E+00</text:p>
          </table:table-cell>
          <table:table-cell office:value-type="float" office:value="0.2636" calcext:value-type="float">
            <text:p>2.64E-01</text:p>
          </table:table-cell>
          <table:table-cell office:value-type="float" office:value="9.59" calcext:value-type="float">
            <text:p>9.59</text:p>
          </table:table-cell>
          <table:table-cell office:value-type="string" calcext:value-type="string">
            <text:p>&lt;</text:p>
          </table:table-cell>
          <table:table-cell table:style-name="ce2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8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population</text:p>
          </table:table-cell>
          <table:table-cell office:value-type="float" office:value="0.00001137" calcext:value-type="float">
            <text:p>1.14E-05</text:p>
          </table:table-cell>
          <table:table-cell office:value-type="float" office:value="0.000002084" calcext:value-type="float">
            <text:p>2.08E-06</text:p>
          </table:table-cell>
          <table:table-cell office:value-type="float" office:value="5.453" calcext:value-type="float">
            <text:p>5.453</text:p>
          </table:table-cell>
          <table:table-cell table:style-name="ce2" office:value-type="float" office:value="0.0000000676" calcext:value-type="float">
            <text:p>6.76E-08</text:p>
          </table:table-cell>
          <table:table-cell office:value-type="string" calcext:value-type="string">
            <text:p>***</text:p>
          </table:table-cell>
          <table:table-cell/>
          <table:table-cell table:formula="of:=[.E59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039" calcext:value-type="float">
            <text:p>9.04E-04</text:p>
          </table:table-cell>
          <table:table-cell office:value-type="float" office:value="0.0001467" calcext:value-type="float">
            <text:p>1.47E-04</text:p>
          </table:table-cell>
          <table:table-cell office:value-type="float" office:value="6.162" calcext:value-type="float">
            <text:p>6.162</text:p>
          </table:table-cell>
          <table:table-cell table:style-name="ce2" office:value-type="float" office:value="0.00000000118" calcext:value-type="float">
            <text:p>1.18E-09</text:p>
          </table:table-cell>
          <table:table-cell office:value-type="string" calcext:value-type="string">
            <text:p>***</text:p>
          </table:table-cell>
          <table:table-cell/>
          <table:table-cell table:formula="of:=[.E60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ulation</text:p>
          </table:table-cell>
          <table:table-cell office:value-type="float" office:value="0.000000005332" calcext:value-type="float">
            <text:p>5.33E-09</text:p>
          </table:table-cell>
          <table:table-cell office:value-type="float" office:value="0.000000001373" calcext:value-type="float">
            <text:p>1.37E-09</text:p>
          </table:table-cell>
          <table:table-cell office:value-type="float" office:value="3.883" calcext:value-type="float">
            <text:p>3.883</text:p>
          </table:table-cell>
          <table:table-cell office:value-type="float" office:value="0.000113" calcext:value-type="float">
            <text:p>0.000113</text:p>
          </table:table-cell>
          <table:table-cell office:value-type="string" calcext:value-type="string">
            <text:p>***</text:p>
          </table:table-cell>
          <table:table-cell/>
          <table:table-cell table:formula="of:=[.E61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513" calcext:value-type="float">
            <text:p>1.51E-04</text:p>
          </table:table-cell>
          <table:table-cell office:value-type="float" office:value="0.00007721" calcext:value-type="float">
            <text:p>7.72E-05</text:p>
          </table:table-cell>
          <table:table-cell office:value-type="float" office:value="1.96" calcext:value-type="float">
            <text:p>1.96</text:p>
          </table:table-cell>
          <table:table-cell office:value-type="float" office:value="0.050399" calcext:value-type="float">
            <text:p>0.050399</text:p>
          </table:table-cell>
          <table:table-cell office:value-type="string" calcext:value-type="string">
            <text:p>.</text:p>
          </table:table-cell>
          <table:table-cell/>
          <table:table-cell table:formula="of:=[.E62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-0.00000000009805" calcext:value-type="float">
            <text:p>-9.81E-11</text:p>
          </table:table-cell>
          <table:table-cell office:value-type="float" office:value="0.00000000004268" calcext:value-type="float">
            <text:p>4.27E-11</text:p>
          </table:table-cell>
          <table:table-cell office:value-type="float" office:value="-2.297" calcext:value-type="float">
            <text:p>-2.297</text:p>
          </table:table-cell>
          <table:table-cell office:value-type="float" office:value="0.021876" calcext:value-type="float">
            <text:p>0.021876</text:p>
          </table:table-cell>
          <table:table-cell office:value-type="string" calcext:value-type="string">
            <text:p>*</text:p>
          </table:table-cell>
          <table:table-cell/>
          <table:table-cell table:formula="of:=[.E63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:density</text:p>
          </table:table-cell>
          <table:table-cell office:value-type="float" office:value="-0.0000008228" calcext:value-type="float">
            <text:p>-8.23E-07</text:p>
          </table:table-cell>
          <table:table-cell office:value-type="float" office:value="0.0000002368" calcext:value-type="float">
            <text:p>2.37E-07</text:p>
          </table:table-cell>
          <table:table-cell office:value-type="float" office:value="-3.475" calcext:value-type="float">
            <text:p>-3.475</text:p>
          </table:table-cell>
          <table:table-cell office:value-type="float" office:value="0.00054" calcext:value-type="float">
            <text:p>0.00054</text:p>
          </table:table-cell>
          <table:table-cell office:value-type="string" calcext:value-type="string">
            <text:p>***</text:p>
          </table:table-cell>
          <table:table-cell/>
          <table:table-cell table:formula="of:=[.E64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362" calcext:value-type="float">
            <text:p>1.36E-05</text:p>
          </table:table-cell>
          <table:table-cell office:value-type="float" office:value="0.000001428" calcext:value-type="float">
            <text:p>1.43E-06</text:p>
          </table:table-cell>
          <table:table-cell office:value-type="float" office:value="9.532" calcext:value-type="float">
            <text:p>9.532</text:p>
          </table:table-cell>
          <table:table-cell office:value-type="string" calcext:value-type="string">
            <text:p>&lt;</text:p>
          </table:table-cell>
          <table:table-cell table:style-name="ce2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5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9744" calcext:value-type="float">
            <text:p>-9.74E-01</text:p>
          </table:table-cell>
          <table:table-cell office:value-type="float" office:value="0.3341" calcext:value-type="float">
            <text:p>3.34E-01</text:p>
          </table:table-cell>
          <table:table-cell office:value-type="float" office:value="-2.916" calcext:value-type="float">
            <text:p>-2.916</text:p>
          </table:table-cell>
          <table:table-cell office:value-type="float" office:value="0.003653" calcext:value-type="float">
            <text:p>0.003653</text:p>
          </table:table-cell>
          <table:table-cell office:value-type="string" calcext:value-type="string">
            <text:p>**</text:p>
          </table:table-cell>
          <table:table-cell/>
          <table:table-cell table:formula="of:=[.E66]=[.$E$88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prc_public_transp:domestic_passengers</text:p>
          </table:table-cell>
          <table:table-cell office:value-type="float" office:value="-0.0000003771" calcext:value-type="float">
            <text:p>-3.77E-07</text:p>
          </table:table-cell>
          <table:table-cell office:value-type="float" office:value="0.0000001086" calcext:value-type="float">
            <text:p>1.09E-07</text:p>
          </table:table-cell>
          <table:table-cell office:value-type="float" office:value="-3.472" calcext:value-type="float">
            <text:p>-3.472</text:p>
          </table:table-cell>
          <table:table-cell office:value-type="float" office:value="0.000546" calcext:value-type="float">
            <text:p>0.000546</text:p>
          </table:table-cell>
          <table:table-cell office:value-type="string" calcext:value-type="string">
            <text:p>***</text:p>
          </table:table-cell>
          <table:table-cell/>
          <table:table-cell table:formula="of:=[.E67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public_transp:density</text:p>
          </table:table-cell>
          <table:table-cell office:value-type="float" office:value="-0.003231" calcext:value-type="float">
            <text:p>-3.23E-03</text:p>
          </table:table-cell>
          <table:table-cell office:value-type="float" office:value="0.0003105" calcext:value-type="float">
            <text:p>3.11E-04</text:p>
          </table:table-cell>
          <table:table-cell office:value-type="float" office:value="-10.404" calcext:value-type="float">
            <text:p>-10.404</text:p>
          </table:table-cell>
          <table:table-cell office:value-type="string" calcext:value-type="string">
            <text:p>&lt;</text:p>
          </table:table-cell>
          <table:table-cell table:style-name="ce2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8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07393" calcext:value-type="float">
            <text:p>7.39E-06</text:p>
          </table:table-cell>
          <table:table-cell office:value-type="float" office:value="0.000001867" calcext:value-type="float">
            <text:p>1.87E-06</text:p>
          </table:table-cell>
          <table:table-cell office:value-type="float" office:value="3.959" calcext:value-type="float">
            <text:p>3.959</text:p>
          </table:table-cell>
          <table:table-cell table:style-name="ce2" office:value-type="float" office:value="0.0000827" calcext:value-type="float">
            <text:p>8.27E-05</text:p>
          </table:table-cell>
          <table:table-cell office:value-type="string" calcext:value-type="string">
            <text:p>***</text:p>
          </table:table-cell>
          <table:table-cell/>
          <table:table-cell table:formula="of:=[.E69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domestic_passengers</text:p>
          </table:table-cell>
          <table:table-cell office:value-type="float" office:value="0.0000000000006582" calcext:value-type="float">
            <text:p>6.58E-13</text:p>
          </table:table-cell>
          <table:table-cell office:value-type="float" office:value="0.0000000000004099" calcext:value-type="float">
            <text:p>4.10E-13</text:p>
          </table:table-cell>
          <table:table-cell office:value-type="float" office:value="1.606" calcext:value-type="float">
            <text:p>1.606</text:p>
          </table:table-cell>
          <table:table-cell office:value-type="float" office:value="0.108694" calcext:value-type="float">
            <text:p>0.108694</text:p>
          </table:table-cell>
          <table:table-cell table:number-columns-repeated="2"/>
          <table:table-cell table:formula="of:=[.E70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ten_plus</text:p>
          </table:table-cell>
          <table:table-cell office:value-type="float" office:value="0.000004987" calcext:value-type="float">
            <text:p>4.99E-06</text:p>
          </table:table-cell>
          <table:table-cell office:value-type="float" office:value="0.0000009967" calcext:value-type="float">
            <text:p>9.97E-07</text:p>
          </table:table-cell>
          <table:table-cell office:value-type="float" office:value="5.004" calcext:value-type="float">
            <text:p>5.004</text:p>
          </table:table-cell>
          <table:table-cell table:style-name="ce2" office:value-type="float" office:value="0.000000704" calcext:value-type="float">
            <text:p>7.04E-07</text:p>
          </table:table-cell>
          <table:table-cell office:value-type="string" calcext:value-type="string">
            <text:p>***</text:p>
          </table:table-cell>
          <table:table-cell/>
          <table:table-cell table:formula="of:=[.E71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337" calcext:value-type="float">
            <text:p>-4.34E-06</text:p>
          </table:table-cell>
          <table:table-cell office:value-type="float" office:value="0.0000007565" calcext:value-type="float">
            <text:p>7.57E-07</text:p>
          </table:table-cell>
          <table:table-cell office:value-type="float" office:value="-5.733" calcext:value-type="float">
            <text:p>-5.733</text:p>
          </table:table-cell>
          <table:table-cell table:style-name="ce2" office:value-type="float" office:value="0.0000000144" calcext:value-type="float">
            <text:p>1.44E-08</text:p>
          </table:table-cell>
          <table:table-cell office:value-type="string" calcext:value-type="string">
            <text:p>***</text:p>
          </table:table-cell>
          <table:table-cell/>
          <table:table-cell table:formula="of:=[.E72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density</text:p>
          </table:table-cell>
          <table:table-cell office:value-type="float" office:value="-0.00000004205" calcext:value-type="float">
            <text:p>-4.21E-08</text:p>
          </table:table-cell>
          <table:table-cell office:value-type="float" office:value="0.000000004379" calcext:value-type="float">
            <text:p>4.38E-09</text:p>
          </table:table-cell>
          <table:table-cell office:value-type="float" office:value="-9.604" calcext:value-type="float">
            <text:p>-9.604</text:p>
          </table:table-cell>
          <table:table-cell office:value-type="string" calcext:value-type="string">
            <text:p>&lt;</text:p>
          </table:table-cell>
          <table:table-cell table:style-name="ce2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3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_65_plus:domestic_passengers</text:p>
          </table:table-cell>
          <table:table-cell office:value-type="float" office:value="-0.000000499" calcext:value-type="float">
            <text:p>-4.99E-07</text:p>
          </table:table-cell>
          <table:table-cell office:value-type="float" office:value="0.0000001361" calcext:value-type="float">
            <text:p>1.36E-07</text:p>
          </table:table-cell>
          <table:table-cell office:value-type="float" office:value="-3.668" calcext:value-type="float">
            <text:p>-3.668</text:p>
          </table:table-cell>
          <table:table-cell office:value-type="float" office:value="0.000262" calcext:value-type="float">
            <text:p>0.000262</text:p>
          </table:table-cell>
          <table:table-cell office:value-type="string" calcext:value-type="string">
            <text:p>***</text:p>
          </table:table-cell>
          <table:table-cell/>
          <table:table-cell table:formula="of:=[.E74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_65_plus:intl_passengers</text:p>
          </table:table-cell>
          <table:table-cell office:value-type="float" office:value="0.000004124" calcext:value-type="float">
            <text:p>4.12E-06</text:p>
          </table:table-cell>
          <table:table-cell office:value-type="float" office:value="0.0000007719" calcext:value-type="float">
            <text:p>7.72E-07</text:p>
          </table:table-cell>
          <table:table-cell office:value-type="float" office:value="5.343" calcext:value-type="float">
            <text:p>5.343</text:p>
          </table:table-cell>
          <table:table-cell table:style-name="ce2" office:value-type="float" office:value="0.000000122" calcext:value-type="float">
            <text:p>1.22E-07</text:p>
          </table:table-cell>
          <table:table-cell office:value-type="string" calcext:value-type="string">
            <text:p>***</text:p>
          </table:table-cell>
          <table:table-cell/>
          <table:table-cell table:formula="of:=[.E75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_65_plus:ten_plus</text:p>
          </table:table-cell>
          <table:table-cell office:value-type="float" office:value="0.171" calcext:value-type="float">
            <text:p>1.71E-01</text:p>
          </table:table-cell>
          <table:table-cell office:value-type="float" office:value="0.07484" calcext:value-type="float">
            <text:p>7.48E-02</text:p>
          </table:table-cell>
          <table:table-cell office:value-type="float" office:value="2.285" calcext:value-type="float">
            <text:p>2.285</text:p>
          </table:table-cell>
          <table:table-cell office:value-type="float" office:value="0.022593" calcext:value-type="float">
            <text:p>0.022593</text:p>
          </table:table-cell>
          <table:table-cell office:value-type="string" calcext:value-type="string">
            <text:p>*</text:p>
          </table:table-cell>
          <table:table-cell/>
          <table:table-cell table:formula="of:=[.E76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_65_plus:order</text:p>
          </table:table-cell>
          <table:table-cell office:value-type="float" office:value="0.0765" calcext:value-type="float">
            <text:p>7.65E-02</text:p>
          </table:table-cell>
          <table:table-cell office:value-type="float" office:value="0.05431" calcext:value-type="float">
            <text:p>5.43E-02</text:p>
          </table:table-cell>
          <table:table-cell office:value-type="float" office:value="1.409" calcext:value-type="float">
            <text:p>1.409</text:p>
          </table:table-cell>
          <table:table-cell office:value-type="float" office:value="0.159374" calcext:value-type="float">
            <text:p>0.159374</text:p>
          </table:table-cell>
          <table:table-cell table:number-columns-repeated="2"/>
          <table:table-cell table:formula="of:=[.E77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_65_plus:density</text:p>
          </table:table-cell>
          <table:table-cell office:value-type="float" office:value="0.002026" calcext:value-type="float">
            <text:p>2.03E-03</text:p>
          </table:table-cell>
          <table:table-cell office:value-type="float" office:value="0.0008456" calcext:value-type="float">
            <text:p>8.46E-04</text:p>
          </table:table-cell>
          <table:table-cell office:value-type="float" office:value="2.396" calcext:value-type="float">
            <text:p>2.396</text:p>
          </table:table-cell>
          <table:table-cell office:value-type="float" office:value="0.016804" calcext:value-type="float">
            <text:p>0.016804</text:p>
          </table:table-cell>
          <table:table-cell office:value-type="string" calcext:value-type="string">
            <text:p>*</text:p>
          </table:table-cell>
          <table:table-cell/>
          <table:table-cell table:formula="of:=[.E78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health_ins</text:p>
          </table:table-cell>
          <table:table-cell office:value-type="float" office:value="-0.0000003466" calcext:value-type="float">
            <text:p>-3.47E-07</text:p>
          </table:table-cell>
          <table:table-cell office:value-type="float" office:value="0.0000002267" calcext:value-type="float">
            <text:p>2.27E-07</text:p>
          </table:table-cell>
          <table:table-cell office:value-type="float" office:value="-1.529" calcext:value-type="float">
            <text:p>-1.529</text:p>
          </table:table-cell>
          <table:table-cell office:value-type="float" office:value="0.126812" calcext:value-type="float">
            <text:p>0.126812</text:p>
          </table:table-cell>
          <table:table-cell table:number-columns-repeated="2"/>
          <table:table-cell table:formula="of:=[.E79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6472" calcext:value-type="float">
            <text:p>-6.47E-13</text:p>
          </table:table-cell>
          <table:table-cell office:value-type="float" office:value="0.000000000000102" calcext:value-type="float">
            <text:p>1.02E-13</text:p>
          </table:table-cell>
          <table:table-cell office:value-type="float" office:value="-6.345" calcext:value-type="float">
            <text:p>-6.345</text:p>
          </table:table-cell>
          <table:table-cell table:style-name="ce2" office:value-type="float" office:value="0.000000000389" calcext:value-type="float">
            <text:p>3.89E-10</text:p>
          </table:table-cell>
          <table:table-cell office:value-type="string" calcext:value-type="string">
            <text:p>***</text:p>
          </table:table-cell>
          <table:table-cell/>
          <table:table-cell table:formula="of:=[.E80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-0.0000001184" calcext:value-type="float">
            <text:p>-1.18E-07</text:p>
          </table:table-cell>
          <table:table-cell office:value-type="float" office:value="0.00000006738" calcext:value-type="float">
            <text:p>6.74E-08</text:p>
          </table:table-cell>
          <table:table-cell office:value-type="float" office:value="-1.757" calcext:value-type="float">
            <text:p>-1.757</text:p>
          </table:table-cell>
          <table:table-cell office:value-type="float" office:value="0.07926" calcext:value-type="float">
            <text:p>0.07926</text:p>
          </table:table-cell>
          <table:table-cell office:value-type="string" calcext:value-type="string">
            <text:p>.</text:p>
          </table:table-cell>
          <table:table-cell/>
          <table:table-cell table:formula="of:=[.E81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:order</text:p>
          </table:table-cell>
          <table:table-cell office:value-type="float" office:value="0.0000001551" calcext:value-type="float">
            <text:p>1.55E-07</text:p>
          </table:table-cell>
          <table:table-cell office:value-type="float" office:value="0.00000007277" calcext:value-type="float">
            <text:p>7.28E-08</text:p>
          </table:table-cell>
          <table:table-cell office:value-type="float" office:value="2.132" calcext:value-type="float">
            <text:p>2.132</text:p>
          </table:table-cell>
          <table:table-cell office:value-type="float" office:value="0.033357" calcext:value-type="float">
            <text:p>0.033357</text:p>
          </table:table-cell>
          <table:table-cell office:value-type="string" calcext:value-type="string">
            <text:p>*</text:p>
          </table:table-cell>
          <table:table-cell/>
          <table:table-cell table:formula="of:=[.E82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4988" calcext:value-type="float">
            <text:p>-4.99E-07</text:p>
          </table:table-cell>
          <table:table-cell office:value-type="float" office:value="0.0000003088" calcext:value-type="float">
            <text:p>3.09E-07</text:p>
          </table:table-cell>
          <table:table-cell office:value-type="float" office:value="-1.615" calcext:value-type="float">
            <text:p>-1.615</text:p>
          </table:table-cell>
          <table:table-cell office:value-type="float" office:value="0.106681" calcext:value-type="float">
            <text:p>0.106681</text:p>
          </table:table-cell>
          <table:table-cell table:number-columns-repeated="2"/>
          <table:table-cell table:formula="of:=[.E83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order</text:p>
          </table:table-cell>
          <table:table-cell office:value-type="float" office:value="-0.00000205" calcext:value-type="float">
            <text:p>-2.05E-06</text:p>
          </table:table-cell>
          <table:table-cell office:value-type="float" office:value="0.0000003185" calcext:value-type="float">
            <text:p>3.19E-07</text:p>
          </table:table-cell>
          <table:table-cell office:value-type="float" office:value="-6.435" calcext:value-type="float">
            <text:p>-6.435</text:p>
          </table:table-cell>
          <table:table-cell table:style-name="ce2" office:value-type="float" office:value="0.000000000222" calcext:value-type="float">
            <text:p>2.22E-10</text:p>
          </table:table-cell>
          <table:table-cell office:value-type="string" calcext:value-type="string">
            <text:p>***</text:p>
          </table:table-cell>
          <table:table-cell/>
          <table:table-cell table:formula="of:=[.E84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07387" calcext:value-type="float">
            <text:p>7.39E-09</text:p>
          </table:table-cell>
          <table:table-cell office:value-type="float" office:value="0.0000000005794" calcext:value-type="float">
            <text:p>5.79E-10</text:p>
          </table:table-cell>
          <table:table-cell office:value-type="float" office:value="12.749" calcext:value-type="float">
            <text:p>12.749</text:p>
          </table:table-cell>
          <table:table-cell office:value-type="string" calcext:value-type="string">
            <text:p>&lt;</text:p>
          </table:table-cell>
          <table:table-cell table:style-name="ce2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5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ten_plus:density</text:p>
          </table:table-cell>
          <table:table-cell office:value-type="float" office:value="0.002675" calcext:value-type="float">
            <text:p>2.68E-03</text:p>
          </table:table-cell>
          <table:table-cell office:value-type="float" office:value="0.0004353" calcext:value-type="float">
            <text:p>4.35E-04</text:p>
          </table:table-cell>
          <table:table-cell office:value-type="float" office:value="6.146" calcext:value-type="float">
            <text:p>6.146</text:p>
          </table:table-cell>
          <table:table-cell table:style-name="ce2" office:value-type="float" office:value="0.0000000013" calcext:value-type="float">
            <text:p>1.30E-09</text:p>
          </table:table-cell>
          <table:table-cell office:value-type="string" calcext:value-type="string">
            <text:p>***</text:p>
          </table:table-cell>
          <table:table-cell/>
          <table:table-cell table:formula="of:=[.E86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order:density</text:p>
          </table:table-cell>
          <table:table-cell office:value-type="float" office:value="0.003172" calcext:value-type="float">
            <text:p>3.17E-03</text:p>
          </table:table-cell>
          <table:table-cell office:value-type="float" office:value="0.0004622" calcext:value-type="float">
            <text:p>4.62E-04</text:p>
          </table:table-cell>
          <table:table-cell office:value-type="float" office:value="6.862" calcext:value-type="float">
            <text:p>6.862</text:p>
          </table:table-cell>
          <table:table-cell table:style-name="ce2" office:value-type="float" office:value="0.0000000000144" calcext:value-type="float">
            <text:p>1.44E-11</text:p>
          </table:table-cell>
          <table:table-cell office:value-type="string" calcext:value-type="string">
            <text:p>***</text:p>
          </table:table-cell>
          <table:table-cell/>
          <table:table-cell table:formula="of:=[.E87]=[.$E$88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87])" office:value-type="float" office:value="0.624864" calcext:value-type="float">
            <text:p>0.624864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1:39:03.798942094</meta:creation-date>
    <dc:date>2020-04-20T11:44:25.516236537</dc:date>
    <meta:editing-duration>PT5M21S</meta:editing-duration>
    <meta:editing-cycles>4</meta:editing-cycles>
    <meta:generator>LibreOffice/6.0.7.3$Linux_X86_64 LibreOffice_project/00m0$Build-3</meta:generator>
    <meta:document-statistic meta:table-count="2" meta:cell-count="1212" meta:object-count="0"/>
  </office:meta>
</office:document-meta>
</file>